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34" style:family="table">
      <style:table-properties style:width="6.0556in" fo:margin-left="0.2764in" table:align="left"/>
    </style:style>
    <style:style style:name="Table34.A" style:family="table-column">
      <style:table-column-properties style:column-width="2.0611in"/>
    </style:style>
    <style:style style:name="Table34.B" style:family="table-column">
      <style:table-column-properties style:column-width="3.9944in"/>
    </style:style>
    <style:style style:name="Table3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5" style:family="table">
      <style:table-properties style:width="6.0556in" fo:margin-left="0.2764in" table:align="left"/>
    </style:style>
    <style:style style:name="Table35.A" style:family="table-column">
      <style:table-column-properties style:column-width="2.0611in"/>
    </style:style>
    <style:style style:name="Table35.B" style:family="table-column">
      <style:table-column-properties style:column-width="3.994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0556in" fo:margin-left="0.2764in" table:align="left"/>
    </style:style>
    <style:style style:name="Table36.A" style:family="table-column">
      <style:table-column-properties style:column-width="2.0611in"/>
    </style:style>
    <style:style style:name="Table36.B" style:family="table-column">
      <style:table-column-properties style:column-width="3.994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0556in" fo:margin-left="0.2764in" table:align="left"/>
    </style:style>
    <style:style style:name="Table37.A" style:family="table-column">
      <style:table-column-properties style:column-width="2.0611in"/>
    </style:style>
    <style:style style:name="Table37.B" style:family="table-column">
      <style:table-column-properties style:column-width="3.9944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0479in" fo:margin-left="0.284in" table:align="left"/>
    </style:style>
    <style:style style:name="Table38.A" style:family="table-column">
      <style:table-column-properties style:column-width="2.0535in"/>
    </style:style>
    <style:style style:name="Table38.B" style:family="table-column">
      <style:table-column-properties style:column-width="3.994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6.0194in" fo:margin-left="0.2917in" table:align="left"/>
    </style:style>
    <style:style style:name="Table39.A" style:family="table-column">
      <style:table-column-properties style:column-width="2.0236in"/>
    </style:style>
    <style:style style:name="Table39.B" style:family="table-column">
      <style:table-column-properties style:column-width="3.9958in"/>
    </style:style>
    <style:style style:name="Table39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9.A2" style:family="table-cell">
      <style:table-cell-properties style:vertical-align="middle" fo:padding="0.0194in" fo:border="none"/>
    </style:style>
    <style:style style:name="Table39.B2" style:family="table-cell">
      <style:table-cell-properties style:vertical-align="middle" fo:padding="0.0194in" fo:border="none"/>
    </style:style>
    <style:style style:name="Table39.A3" style:family="table-cell">
      <style:table-cell-properties style:vertical-align="middle" fo:padding="0.0194in" fo:border="none"/>
    </style:style>
    <style:style style:name="Table39.B3" style:family="table-cell">
      <style:table-cell-properties style:vertical-align="middle" fo:padding="0.0194in" fo:border="none"/>
    </style:style>
    <style:style style:name="Table39.A4" style:family="table-cell">
      <style:table-cell-properties style:vertical-align="middle" fo:padding="0.0194in" fo:border="none"/>
    </style:style>
    <style:style style:name="Table39.B4" style:family="table-cell">
      <style:table-cell-properties style:vertical-align="middle" fo:padding="0.0194in" fo:border="none"/>
    </style:style>
    <style:style style:name="Table40" style:family="table">
      <style:table-properties style:width="6.2722in" fo:margin-left="0.5889in" table:align="left"/>
    </style:style>
    <style:style style:name="Table40.A" style:family="table-column">
      <style:table-column-properties style:column-width="2.0833in"/>
    </style:style>
    <style:style style:name="Table40.B" style:family="table-column">
      <style:table-column-properties style:column-width="4.1889in"/>
    </style:style>
    <style:style style:name="Table40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0.A2" style:family="table-cell">
      <style:table-cell-properties style:vertical-align="middle" fo:padding="0.0194in" fo:border="none"/>
    </style:style>
    <style:style style:name="Table40.B2" style:family="table-cell">
      <style:table-cell-properties style:vertical-align="middle" fo:padding="0.0194in" fo:border="none"/>
    </style:style>
    <style:style style:name="Table40.A3" style:family="table-cell">
      <style:table-cell-properties style:vertical-align="middle" fo:padding="0.0194in" fo:border="none"/>
    </style:style>
    <style:style style:name="Table40.B3" style:family="table-cell">
      <style:table-cell-properties style:vertical-align="middle" fo:padding="0.0194in" fo:border="none"/>
    </style:style>
    <style:style style:name="Table40.A4" style:family="table-cell">
      <style:table-cell-properties style:vertical-align="middle" fo:padding="0.0194in" fo:border="none"/>
    </style:style>
    <style:style style:name="Table40.B4" style:family="table-cell">
      <style:table-cell-properties style:vertical-align="middle" fo:padding="0.0194in" fo:border="none"/>
    </style:style>
    <style:style style:name="Table40.A5" style:family="table-cell">
      <style:table-cell-properties style:vertical-align="middle" fo:padding="0.0194in" fo:border="none"/>
    </style:style>
    <style:style style:name="Table40.B5" style:family="table-cell">
      <style:table-cell-properties style:vertical-align="middle" fo:padding="0.0194in" fo:border="none"/>
    </style:style>
    <style:style style:name="Table41" style:family="table">
      <style:table-properties style:width="6.525in" fo:margin-left="0.5222in" table:align="left"/>
    </style:style>
    <style:style style:name="Table41.A" style:family="table-column">
      <style:table-column-properties style:column-width="2.5222in"/>
    </style:style>
    <style:style style:name="Table41.B" style:family="table-column">
      <style:table-column-properties style:column-width="4.0028in"/>
    </style:style>
    <style:style style:name="Table41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1.A2" style:family="table-cell">
      <style:table-cell-properties style:vertical-align="middle" fo:padding="0.0194in" fo:border="none"/>
    </style:style>
    <style:style style:name="Table41.B2" style:family="table-cell">
      <style:table-cell-properties style:vertical-align="middle" fo:padding="0.0194in" fo:border="none"/>
    </style:style>
    <style:style style:name="Table41.A3" style:family="table-cell">
      <style:table-cell-properties style:vertical-align="middle" fo:padding="0.0194in" fo:border="none"/>
    </style:style>
    <style:style style:name="Table41.B3" style:family="table-cell">
      <style:table-cell-properties style:vertical-align="middle" fo:padding="0.0194in" fo:border="none"/>
    </style:style>
    <style:style style:name="Table41.A4" style:family="table-cell">
      <style:table-cell-properties style:vertical-align="middle" fo:padding="0.0194in" fo:border="none"/>
    </style:style>
    <style:style style:name="Table41.B4" style:family="table-cell">
      <style:table-cell-properties style:vertical-align="middle" fo:padding="0.0194in" fo:border="none"/>
    </style:style>
    <style:style style:name="Table41.A5" style:family="table-cell">
      <style:table-cell-properties style:vertical-align="middle" fo:padding="0.0194in" fo:border="none"/>
    </style:style>
    <style:style style:name="Table41.B5" style:family="table-cell">
      <style:table-cell-properties style:vertical-align="middle" fo:padding="0.0194in" fo:border="none"/>
    </style:style>
    <style:style style:name="Table42" style:family="table">
      <style:table-properties style:width="6.3993in" table:align="left"/>
    </style:style>
    <style:style style:name="Table42.A" style:family="table-column">
      <style:table-column-properties style:column-width="1.2722in"/>
    </style:style>
    <style:style style:name="Table42.B" style:family="table-column">
      <style:table-column-properties style:column-width="5.1271in"/>
    </style:style>
    <style:style style:name="Table42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2.A2" style:family="table-cell">
      <style:table-cell-properties style:vertical-align="middle" fo:padding="0.0194in" fo:border="none"/>
    </style:style>
    <style:style style:name="Table42.B2" style:family="table-cell">
      <style:table-cell-properties style:vertical-align="middle" fo:padding="0.0194in" fo:border="none"/>
    </style:style>
    <style:style style:name="Table42.A3" style:family="table-cell">
      <style:table-cell-properties style:vertical-align="middle" fo:padding="0.0194in" fo:border="none"/>
    </style:style>
    <style:style style:name="Table42.B3" style:family="table-cell">
      <style:table-cell-properties style:vertical-align="middle" fo:padding="0.0194in" fo:border="none"/>
    </style:style>
    <style:style style:name="Table42.A4" style:family="table-cell">
      <style:table-cell-properties style:vertical-align="middle" fo:padding="0.0194in" fo:border="none"/>
    </style:style>
    <style:style style:name="Table42.B4" style:family="table-cell">
      <style:table-cell-properties style:vertical-align="middle" fo:padding="0.0194in" fo:border="none"/>
    </style:style>
    <style:style style:name="Table43" style:family="table">
      <style:table-properties style:width="6.6931in" table:align="left"/>
    </style:style>
    <style:style style:name="Table43.A" style:family="table-column">
      <style:table-column-properties style:column-width="1.4785in"/>
    </style:style>
    <style:style style:name="Table43.B" style:family="table-column">
      <style:table-column-properties style:column-width="5.2146in"/>
    </style:style>
    <style:style style:name="Table4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3.A2" style:family="table-cell">
      <style:table-cell-properties style:vertical-align="middle" fo:padding="0.0194in" fo:border="none"/>
    </style:style>
    <style:style style:name="Table43.B2" style:family="table-cell">
      <style:table-cell-properties style:vertical-align="middle" fo:padding="0.0194in" fo:border="none"/>
    </style:style>
    <style:style style:name="Table43.A3" style:family="table-cell">
      <style:table-cell-properties style:vertical-align="middle" fo:padding="0.0194in" fo:border="none"/>
    </style:style>
    <style:style style:name="Table43.B3" style:family="table-cell">
      <style:table-cell-properties style:vertical-align="middle" fo:padding="0.0194in" fo:border="none"/>
    </style:style>
    <style:style style:name="Table43.A4" style:family="table-cell">
      <style:table-cell-properties style:vertical-align="middle" fo:padding="0.0194in" fo:border="none"/>
    </style:style>
    <style:style style:name="Table43.B4" style:family="table-cell">
      <style:table-cell-properties style:vertical-align="middle" fo:padding="0.0194in" fo:border="none"/>
    </style:style>
    <style:style style:name="Table43.A5" style:family="table-cell">
      <style:table-cell-properties style:vertical-align="middle" fo:padding="0.0194in" fo:border="none"/>
    </style:style>
    <style:style style:name="Table43.B5" style:family="table-cell">
      <style:table-cell-properties style:vertical-align="middle" fo:padding="0.0194in" fo:border="none"/>
    </style:style>
    <style:style style:name="Table44" style:family="table">
      <style:table-properties style:width="5.3944in" table:align="left"/>
    </style:style>
    <style:style style:name="Table44.A" style:family="table-column">
      <style:table-column-properties style:column-width="2.5819in"/>
    </style:style>
    <style:style style:name="Table44.B" style:family="table-column">
      <style:table-column-properties style:column-width="2.8125in"/>
    </style:style>
    <style:style style:name="Table4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4.A2" style:family="table-cell">
      <style:table-cell-properties style:vertical-align="middle" fo:padding="0.0194in" fo:border="none"/>
    </style:style>
    <style:style style:name="Table44.B2" style:family="table-cell">
      <style:table-cell-properties style:vertical-align="middle" fo:padding="0.0194in" fo:border="none"/>
    </style:style>
    <style:style style:name="Table44.A3" style:family="table-cell">
      <style:table-cell-properties style:vertical-align="middle" fo:padding="0.0194in" fo:border="none"/>
    </style:style>
    <style:style style:name="Table44.B3" style:family="table-cell">
      <style:table-cell-properties style:vertical-align="middle" fo:padding="0.0194in" fo:border="none"/>
    </style:style>
    <style:style style:name="Table45" style:family="table">
      <style:table-properties style:width="5.7708in" fo:margin-left="0.5563in" table:align="left"/>
    </style:style>
    <style:style style:name="Table45.A" style:family="table-column">
      <style:table-column-properties style:column-width="0.8958in"/>
    </style:style>
    <style:style style:name="Table45.B" style:family="table-column">
      <style:table-column-properties style:column-width="1.5625in"/>
    </style:style>
    <style:style style:name="Table45.C" style:family="table-column">
      <style:table-column-properties style:column-width="3.3125in"/>
    </style:style>
    <style:style style:name="Table45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45.A2" style:family="table-cell">
      <style:table-cell-properties style:vertical-align="middle" fo:padding="0.0194in" fo:border="none"/>
    </style:style>
    <style:style style:name="Table45.B2" style:family="table-cell">
      <style:table-cell-properties style:vertical-align="middle" fo:padding="0.0194in" fo:border="none"/>
    </style:style>
    <style:style style:name="Table45.C2" style:family="table-cell">
      <style:table-cell-properties style:vertical-align="middle" fo:padding="0.0194in" fo:border="none"/>
    </style:style>
    <style:style style:name="Table45.A3" style:family="table-cell">
      <style:table-cell-properties style:vertical-align="middle" fo:padding="0.0194in" fo:border="none"/>
    </style:style>
    <style:style style:name="Table45.B3" style:family="table-cell">
      <style:table-cell-properties style:vertical-align="middle" fo:padding="0.0194in" fo:border="none"/>
    </style:style>
    <style:style style:name="Table45.C3" style:family="table-cell">
      <style:table-cell-properties style:vertical-align="middle" fo:padding="0.0194in" fo:border="none"/>
    </style:style>
    <style:style style:name="Table45.A4" style:family="table-cell">
      <style:table-cell-properties style:vertical-align="middle" fo:padding="0.0194in" fo:border="none"/>
    </style:style>
    <style:style style:name="Table45.B4" style:family="table-cell">
      <style:table-cell-properties style:vertical-align="middle" fo:padding="0.0194in" fo:border="none"/>
    </style:style>
    <style:style style:name="Table45.C4" style:family="table-cell">
      <style:table-cell-properties style:vertical-align="middle" fo:padding="0.0194in" fo:border="none"/>
    </style:style>
    <style:style style:name="Table45.A5" style:family="table-cell">
      <style:table-cell-properties style:vertical-align="middle" fo:padding="0.0194in" fo:border="none"/>
    </style:style>
    <style:style style:name="Table45.B5" style:family="table-cell">
      <style:table-cell-properties style:vertical-align="middle" fo:padding="0.0194in" fo:border="none"/>
    </style:style>
    <style:style style:name="Table45.C5" style:family="table-cell">
      <style:table-cell-properties style:vertical-align="middle" fo:padding="0.0194in" fo:border="none"/>
    </style:style>
    <style:style style:name="Table45.A6" style:family="table-cell">
      <style:table-cell-properties style:vertical-align="middle" fo:padding="0.0194in" fo:border="none"/>
    </style:style>
    <style:style style:name="Table45.B6" style:family="table-cell">
      <style:table-cell-properties style:vertical-align="middle" fo:padding="0.0194in" fo:border="none"/>
    </style:style>
    <style:style style:name="Table45.C6" style:family="table-cell">
      <style:table-cell-properties style:vertical-align="middle" fo:padding="0.0194in" fo:border="none"/>
    </style:style>
    <style:style style:name="Table45.A7" style:family="table-cell">
      <style:table-cell-properties style:vertical-align="middle" fo:padding="0.0194in" fo:border="none"/>
    </style:style>
    <style:style style:name="Table45.B7" style:family="table-cell">
      <style:table-cell-properties style:vertical-align="middle" fo:padding="0.0194in" fo:border="none"/>
    </style:style>
    <style:style style:name="Table45.C7" style:family="table-cell">
      <style:table-cell-properties style:vertical-align="middle" fo:padding="0.0194in" fo:border="none"/>
    </style:style>
    <style:style style:name="P1" style:family="paragraph" style:parent-style-name="Standard" style:list-style-name="L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" style:family="paragraph" style:parent-style-name="Standard" style:list-style-name="L73">
      <style:text-properties style:font-name="Arial" fo:font-size="14pt" fo:font-weight="normal" officeooo:rsid="006d0d3b" officeooo:paragraph-rsid="0018178c" style:font-size-asian="12.25pt" style:font-weight-asian="normal" style:font-size-complex="14pt" style:font-weight-complex="normal"/>
    </style:style>
    <style:style style:name="P4" style:family="paragraph" style:parent-style-name="Standard" style:list-style-name="L5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" style:family="paragraph" style:parent-style-name="Standard" style:list-style-name="L5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6" style:family="paragraph" style:parent-style-name="Standard" style:list-style-name="L5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7" style:family="paragraph" style:parent-style-name="Standard" style:list-style-name="L6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8" style:family="paragraph" style:parent-style-name="Standard" style:list-style-name="L6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9" style:family="paragraph" style:parent-style-name="Standard" style:list-style-name="L6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0" style:family="paragraph" style:parent-style-name="Standard" style:list-style-name="L6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1" style:family="paragraph" style:parent-style-name="Standard" style:list-style-name="L6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2" style:family="paragraph" style:parent-style-name="Standard" style:list-style-name="L6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3" style:family="paragraph" style:parent-style-name="Standard" style:list-style-name="L6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4" style:family="paragraph" style:parent-style-name="Standard" style:list-style-name="L6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5" style:family="paragraph" style:parent-style-name="Standard" style:list-style-name="L6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6" style:family="paragraph" style:parent-style-name="Standard" style:list-style-name="L6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7" style:family="paragraph" style:parent-style-name="Standard" style:list-style-name="L7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8" style:family="paragraph" style:parent-style-name="Standard" style:list-style-name="L7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19" style:family="paragraph" style:parent-style-name="Standard" style:list-style-name="L7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0" style:family="paragraph" style:parent-style-name="Standard" style:list-style-name="L7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1" style:family="paragraph" style:parent-style-name="Standard" style:list-style-name="L7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2" style:family="paragraph" style:parent-style-name="Standard" style:list-style-name="L7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3" style:family="paragraph" style:parent-style-name="Standard" style:list-style-name="L7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4" style:family="paragraph" style:parent-style-name="Standard" style:list-style-name="L7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5" style:family="paragraph" style:parent-style-name="Standard" style:list-style-name="L7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6" style:family="paragraph" style:parent-style-name="Standard" style:list-style-name="L8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7" style:family="paragraph" style:parent-style-name="Standard" style:list-style-name="L8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8" style:family="paragraph" style:parent-style-name="Standard" style:list-style-name="L8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29" style:family="paragraph" style:parent-style-name="Standard" style:list-style-name="L8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0" style:family="paragraph" style:parent-style-name="Standard" style:list-style-name="L8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1" style:family="paragraph" style:parent-style-name="Standard" style:list-style-name="L8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2" style:family="paragraph" style:parent-style-name="Standard" style:list-style-name="L8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3" style:family="paragraph" style:parent-style-name="Standard" style:list-style-name="L8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4" style:family="paragraph" style:parent-style-name="Standard" style:list-style-name="L8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5" style:family="paragraph" style:parent-style-name="Standard" style:list-style-name="L8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6" style:family="paragraph" style:parent-style-name="Standard" style:list-style-name="L9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7" style:family="paragraph" style:parent-style-name="Standard" style:list-style-name="L9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8" style:family="paragraph" style:parent-style-name="Standard" style:list-style-name="L9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39" style:family="paragraph" style:parent-style-name="Standard" style:list-style-name="L9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0" style:family="paragraph" style:parent-style-name="Standard" style:list-style-name="L9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1" style:family="paragraph" style:parent-style-name="Standard" style:list-style-name="L9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2" style:family="paragraph" style:parent-style-name="Standard" style:list-style-name="L9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3" style:family="paragraph" style:parent-style-name="Standard" style:list-style-name="L9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4" style:family="paragraph" style:parent-style-name="Standard" style:list-style-name="L9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5" style:family="paragraph" style:parent-style-name="Standard" style:list-style-name="L9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6" style:family="paragraph" style:parent-style-name="Standard" style:list-style-name="L10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7" style:family="paragraph" style:parent-style-name="Standard" style:list-style-name="L10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8" style:family="paragraph" style:parent-style-name="Standard" style:list-style-name="L102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49" style:family="paragraph" style:parent-style-name="Standard" style:list-style-name="L103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0" style:family="paragraph" style:parent-style-name="Standard" style:list-style-name="L104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1" style:family="paragraph" style:parent-style-name="Standard" style:list-style-name="L105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2" style:family="paragraph" style:parent-style-name="Standard" style:list-style-name="L106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3" style:family="paragraph" style:parent-style-name="Standard" style:list-style-name="L107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4" style:family="paragraph" style:parent-style-name="Standard" style:list-style-name="L108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5" style:family="paragraph" style:parent-style-name="Standard" style:list-style-name="L109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6" style:family="paragraph" style:parent-style-name="Standard" style:list-style-name="L110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7" style:family="paragraph" style:parent-style-name="Standard" style:list-style-name="L111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8" style:family="paragraph" style:parent-style-name="Standard">
      <style:text-properties style:font-name="Arial" fo:font-size="14pt" fo:font-weight="normal" officeooo:paragraph-rsid="0018178c" style:font-size-asian="12.25pt" style:font-weight-asian="normal" style:font-size-complex="14pt" style:font-weight-complex="normal"/>
    </style:style>
    <style:style style:name="P59" style:family="paragraph" style:parent-style-name="Standard">
      <style:text-properties style:font-name="Arial" fo:font-size="14pt" officeooo:paragraph-rsid="0018178c" style:font-size-asian="12.25pt" style:font-size-complex="14pt"/>
    </style:style>
    <style:style style:name="P60" style:family="paragraph" style:parent-style-name="Standard">
      <style:text-properties style:font-name="Arial" fo:font-size="14pt" fo:font-weight="bold" officeooo:rsid="006d0d3b" officeooo:paragraph-rsid="0018178c" style:font-size-asian="12.25pt" style:font-weight-asian="bold" style:font-size-complex="14pt" style:font-weight-complex="bold"/>
    </style:style>
    <style:style style:name="P61" style:family="paragraph" style:parent-style-name="Standard">
      <style:text-properties style:font-name="Arial" fo:font-size="14pt" fo:font-weight="bold" officeooo:paragraph-rsid="0018178c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P63" style:family="paragraph" style:parent-style-name="Standard" style:list-style-name="L59">
      <style:text-properties officeooo:paragraph-rsid="0018178c"/>
    </style:style>
    <style:style style:name="P64" style:family="paragraph" style:parent-style-name="Standard" style:list-style-name="L61">
      <style:text-properties officeooo:paragraph-rsid="0018178c"/>
    </style:style>
    <style:style style:name="P65" style:family="paragraph" style:parent-style-name="Standard" style:list-style-name="L64">
      <style:text-properties officeooo:paragraph-rsid="0018178c"/>
    </style:style>
    <style:style style:name="P66" style:family="paragraph" style:parent-style-name="Standard" style:list-style-name="L66">
      <style:text-properties officeooo:paragraph-rsid="0018178c"/>
    </style:style>
    <style:style style:name="P67" style:family="paragraph" style:parent-style-name="Standard" style:list-style-name="L68">
      <style:text-properties officeooo:paragraph-rsid="0018178c"/>
    </style:style>
    <style:style style:name="P68" style:family="paragraph" style:parent-style-name="Standard" style:list-style-name="L72">
      <style:text-properties officeooo:paragraph-rsid="0018178c"/>
    </style:style>
    <style:style style:name="P69" style:family="paragraph" style:parent-style-name="Standard" style:list-style-name="L76">
      <style:text-properties officeooo:paragraph-rsid="0018178c"/>
    </style:style>
    <style:style style:name="P70" style:family="paragraph" style:parent-style-name="Standard" style:list-style-name="L81">
      <style:text-properties officeooo:paragraph-rsid="0018178c"/>
    </style:style>
    <style:style style:name="P71" style:family="paragraph" style:parent-style-name="Standard" style:list-style-name="L83">
      <style:text-properties officeooo:paragraph-rsid="0018178c"/>
    </style:style>
    <style:style style:name="P72" style:family="paragraph" style:parent-style-name="Standard" style:list-style-name="L87">
      <style:text-properties officeooo:paragraph-rsid="0018178c"/>
    </style:style>
    <style:style style:name="P73" style:family="paragraph" style:parent-style-name="Standard" style:list-style-name="L94">
      <style:text-properties officeooo:paragraph-rsid="0018178c"/>
    </style:style>
    <style:style style:name="P74" style:family="paragraph" style:parent-style-name="Standard" style:list-style-name="L95">
      <style:text-properties officeooo:paragraph-rsid="0018178c"/>
    </style:style>
    <style:style style:name="P75" style:family="paragraph" style:parent-style-name="Standard" style:list-style-name="L96">
      <style:text-properties officeooo:paragraph-rsid="0018178c"/>
    </style:style>
    <style:style style:name="P76" style:family="paragraph" style:parent-style-name="Standard" style:list-style-name="L99">
      <style:text-properties officeooo:paragraph-rsid="0018178c"/>
    </style:style>
    <style:style style:name="P77" style:family="paragraph" style:parent-style-name="Standard" style:list-style-name="L104">
      <style:text-properties officeooo:paragraph-rsid="0018178c"/>
    </style:style>
    <style:style style:name="P78" style:family="paragraph" style:parent-style-name="Standard" style:list-style-name="L105">
      <style:text-properties officeooo:paragraph-rsid="0018178c"/>
    </style:style>
    <style:style style:name="P79" style:family="paragraph" style:parent-style-name="Standard" style:list-style-name="L106">
      <style:text-properties officeooo:paragraph-rsid="0018178c"/>
    </style:style>
    <style:style style:name="P80" style:family="paragraph" style:parent-style-name="Standard" style:list-style-name="L107">
      <style:text-properties officeooo:paragraph-rsid="0018178c"/>
    </style:style>
    <style:style style:name="P81" style:family="paragraph" style:parent-style-name="Standard" style:list-style-name="L110">
      <style:text-properties officeooo:paragraph-rsid="0018178c"/>
    </style:style>
    <style:style style:name="P82" style:family="paragraph" style:parent-style-name="Standard">
      <style:text-properties officeooo:paragraph-rsid="0018178c"/>
    </style:style>
    <style:style style:name="P83" style:family="paragraph" style:parent-style-name="Table_20_Contents">
      <style:paragraph-properties fo:text-align="center" style:justify-single-word="false"/>
      <style:text-properties officeooo:paragraph-rsid="0018178c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4pt" fo:font-weight="normal" officeooo:paragraph-rsid="0018178c" style:font-size-asian="14pt" style:font-weight-asian="normal" style:font-size-complex="14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fo:color="#000000" loext:opacity="100%" style:font-name="arial" fo:font-size="14pt" officeooo:paragraph-rsid="0018178c" style:font-size-asian="14pt" style:font-size-complex="14pt"/>
    </style:style>
    <style:style style:name="P87" style:family="paragraph" style:parent-style-name="Table_20_Heading">
      <style:paragraph-properties fo:text-align="center" style:justify-single-word="false"/>
      <style:text-properties style:font-name="arial" fo:font-size="14pt" officeooo:paragraph-rsid="0018178c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7997e" style:font-weight-asian="bold" style:font-weight-complex="bold"/>
    </style:style>
    <style:style style:name="T4" style:family="text">
      <style:text-properties fo:font-weight="bold" officeooo:rsid="006810ec" style:font-weight-asian="bold" style:font-weight-complex="bold"/>
    </style:style>
    <style:style style:name="T5" style:family="text">
      <style:text-properties fo:font-weight="bold" officeooo:rsid="0069f58b" style:font-weight-asian="bold" style:font-weight-complex="bold"/>
    </style:style>
    <style:style style:name="T6" style:family="text">
      <style:text-properties fo:font-weight="bold" officeooo:rsid="006ad67b" style:font-weight-asian="bold" style:font-weight-complex="bold"/>
    </style:style>
    <style:style style:name="T7" style:family="text">
      <style:text-properties fo:font-weight="bold" officeooo:rsid="006cb689" style:font-weight-asian="bold" style:font-weight-complex="bold"/>
    </style:style>
    <style:style style:name="T8" style:family="text">
      <style:text-properties fo:font-weight="bold" officeooo:rsid="006d0d3b" style:font-weight-asian="bold" style:font-weight-complex="bold"/>
    </style:style>
    <style:style style:name="T9" style:family="text">
      <style:text-properties fo:font-weight="bold" officeooo:rsid="006ed8c3" style:font-weight-asian="bold" style:font-weight-complex="bold"/>
    </style:style>
    <style:style style:name="T10" style:family="text">
      <style:text-properties fo:font-weight="bold" officeooo:rsid="006f1b86" style:font-weight-asian="bold" style:font-weight-complex="bold"/>
    </style:style>
    <style:style style:name="T11" style:family="text">
      <style:text-properties officeooo:rsid="0067997e"/>
    </style:style>
    <style:style style:name="T12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style:font-name="Arial" fo:font-size="14pt" fo:font-weight="normal" officeooo:rsid="0070c527" style:font-size-asian="12.25pt" style:font-weight-asian="normal" style:font-size-complex="14pt" style:font-weight-complex="normal"/>
    </style:style>
    <style:style style:name="T14" style:family="text">
      <style:text-properties style:font-name="Arial" fo:font-size="14pt" fo:font-weight="normal" officeooo:rsid="0073a4e6" style:font-size-asian="12.25pt" style:font-weight-asian="normal" style:font-size-complex="14pt" style:font-weight-complex="normal"/>
    </style:style>
    <style:style style:name="T15" style:family="text">
      <style:text-properties style:font-name="Arial" fo:font-size="14pt" fo:font-weight="normal" officeooo:rsid="007512de" style:font-size-asian="12.25pt" style:font-weight-asian="normal" style:font-size-complex="14pt" style:font-weight-complex="normal"/>
    </style:style>
    <style:style style:name="T16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17" style:family="text">
      <style:text-properties style:font-name="Arial" fo:font-size="14pt" fo:font-weight="bold" officeooo:rsid="0069f58b" style:font-size-asian="12.25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6ed8c3" style:font-size-asian="12.25pt" style:font-weight-asian="bold" style:font-size-complex="14pt" style:font-weight-complex="bold"/>
    </style:style>
    <style:style style:name="T19" style:family="text">
      <style:text-properties style:font-name="Arial" fo:font-size="14pt" fo:font-weight="bold" officeooo:rsid="0070c527" style:font-size-asian="12.25pt" style:font-weight-asian="bold" style:font-size-complex="14pt" style:font-weight-complex="bold"/>
    </style:style>
    <style:style style:name="T20" style:family="text">
      <style:text-properties style:font-name="Arial" fo:font-size="14pt" fo:font-weight="bold" officeooo:rsid="0073a4e6" style:font-size-asian="12.25pt" style:font-weight-asian="bold" style:font-size-complex="14pt" style:font-weight-complex="bold"/>
    </style:style>
    <style:style style:name="T21" style:family="text">
      <style:text-properties style:font-name="Arial" fo:font-size="14pt" fo:font-weight="bold" officeooo:rsid="007512de" style:font-size-asian="12.25pt" style:font-weight-asian="bold" style:font-size-complex="14pt" style:font-weight-complex="bold"/>
    </style:style>
    <style:style style:name="T22" style:family="text">
      <style:text-properties style:font-name="arial" fo:font-size="14pt" style:font-size-asian="14pt" style:font-size-complex="14pt"/>
    </style:style>
    <style:style style:name="T23" style:family="text">
      <style:text-properties style:font-name="arial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">🟢 </text:span><text:span text:style-name="T2">VirtualBox: Сетевая виртуализация в Linux Networking</text:span></text:p>
      <text:p text:style-name="P58"><text:span text:style-name="T3"/></text:p>
      <text:p text:style-name="P58"><text:span text:style-name="T3">1)</text:span> Зачем использовать VirtualBox в сетевых лабораториях</text:p>
      <text:list text:style-name="L1">
        <text:list-item>
          <text:p text:style-name="P1">VirtualBox позволяет запускать множество виртуальных машин (VM) на одном физическом компьютере.</text:p>
        </text:list-item>
        <text:list-item>
          <text:p text:style-name="P1">Используется для создания сетевых топологий, моделирования инфраструктур, тестирования конфигураций.</text:p>
        </text:list-item>
        <text:list-item>
          <text:p text:style-name="P1">Применяется как учебный инструмент для курса по Linux Networking.</text:p>
        </text:list-item>
        <text:list-item>
          <text:p text:style-name="P1">Позволяет студентам на практике разбирать схемы связи между устройствами, имитируя работу с реальным оборудованием.</text:p>
        </text:list-item>
      </text:list>
      <text:p text:style-name="P58"/>
      <text:p text:style-name="P58"><text:span text:style-name="T2">2</text:span><text:span text:style-name="T3">)</text:span> Сетевые адаптеры в VirtualBox</text:p>
      <text:list text:style-name="L57">
        <text:list-item>
          <text:p text:style-name="P4">Каждая VM может содержать до 8 сетевых адаптеров.</text:p>
        </text:list-item>
        <text:list-item>
          <text:p text:style-name="P4">Через GUI (графический интерфейс) можно настроить первые 4 адаптера.</text:p>
        </text:list-item>
        <text:list-item>
          <text:p text:style-name="P4">Дополнительные адаптеры (до 8) — через CLI (командную строку).</text:p>
        </text:list-item>
        <text:list-item>
          <text:p text:style-name="P4">Настройка адаптеров возможна только при выключенной виртуальной машине.</text:p>
        </text:list-item>
      </text:list>
      <text:p text:style-name="P58"/>
      <text:p text:style-name="P58"><text:span text:style-name="T2">3</text:span><text:span text:style-name="T3">)</text:span> Настройки сетевого адаптера</text:p>
      <text:list text:style-name="L58">
        <text:list-item>
          <text:p text:style-name="P5">Для каждого сетевого интерфейса можно задать:</text:p>
        </text:list-item>
        <text:list-item>
          <text:p text:style-name="P5">Тип адаптера (эмулируемая модель PCI-карты: Intel PRO/1000, PCnet и др.)</text:p>
        </text:list-item>
        <text:list-item>
          <text:p text:style-name="P5">Режим работы — как VM взаимодействует с другими VM, хостом и внешней сетью.</text:p>
        </text:list-item>
      </text:list>
      <text:p text:style-name="P58"/>
      <text:p text:style-name="P58"><text:span text:style-name="T3">4)</text:span> Режимы работы адаптера (Networking Modes<text:span text:style-name="T11">)</text:span></text:p>
      <text:list text:style-name="L59">
        <text:list-item>
          <text:p text:style-name="P6">NAT (Network Address Translation)</text:p>
          <text:list>
            <text:list-item>
              <text:p text:style-name="P6">Самый простой режим для доступа в интернет.</text:p>
            </text:list-item>
            <text:list-item>
              <text:p text:style-name="P6">Не требует ручной настройки IP или маршрутов.</text:p>
            </text:list-item>
            <text:list-item>
              <text:p text:style-name="P6">VirtualBox эмулирует маршрутизатор, через который VM выходит в сеть.</text:p>
            </text:list-item>
            <text:list-item>
              <text:p text:style-name="P63"><text:span text:style-name="T12">VM получает IP-адрес из виртуального диапазона, отличного от сети хоста.</text:span></text:p>
            </text:list-item>
            <text:list-item>
              <text:p text:style-name="P6">В этом режиме VM не находится в адресном пространстве хоста.</text:p>
            </text:list-item>
          </text:list>
        </text:list-item>
        <text:list-item>
          <text:p text:style-name="P6">NAT Network</text:p>
          <text:list>
            <text:list-item>
              <text:p text:style-name="P6">Поведение похоже на домашний Wi-Fi роутер:</text:p>
            </text:list-item>
            <text:list-item>
              <text:p text:style-name="P6">Несколько VM объединены в общую NAT-сеть (например, NATNET1)</text:p>
            </text:list-item>
            <text:list-item>
              <text:p text:style-name="P6">VM могут общаться друг с другом и с внешним интернетом</text:p>
            </text:list-item>
            <text:list-item>
              <text:p text:style-name="P6">Изоляция от хоста и других внешних систем</text:p>
            </text:list-item>
            <text:list-item>
              <text:p text:style-name="P6">Применимо для лабораторий с несколькими взаимодействующими VM.</text:p>
            </text:list-item>
          </text:list>
        </text:list-item>
        <text:list-item>
          <text:p text:style-name="P6">Bridged Networking</text:p>
          <text:list>
            <text:list-item>
              <text:p text:style-name="P6"><text:soft-page-break/>VM подключается напрямую к физической сети хоста (через сетевой адаптер хоста).</text:p>
            </text:list-item>
            <text:list-item>
              <text:p text:style-name="P6">Хостовая ОС передаёт трафик с помощью драйвера сетевого фильтра (network filter driver).</text:p>
            </text:list-item>
            <text:list-item>
              <text:p text:style-name="P6">VM получает реальный IP-адрес из той же сети, что и хост (например, от DHCP роутера).</text:p>
            </text:list-item>
            <text:list-item>
              <text:p text:style-name="P6">Единственный режим, где VM оказывается в той же подсети, что и хост.</text:p>
            </text:list-item>
          </text:list>
        </text:list-item>
        <text:list-item>
          <text:p text:style-name="P6">Internal Networking</text:p>
          <text:list>
            <text:list-item>
              <text:p text:style-name="P6">Полностью изолированная сеть между VM внутри VirtualBox.</text:p>
            </text:list-item>
            <text:list-item>
              <text:p text:style-name="P6">Каждая внутренняя сеть идентифицируется по имени (net1, net2 и т.д.).</text:p>
            </text:list-item>
            <text:list-item>
              <text:p text:style-name="P6">VM не имеют доступа к хосту и интернету.</text:p>
            </text:list-item>
            <text:list-item>
              <text:p text:style-name="P6">VirtualBox автоматически связывает интерфейсы через встроенный виртуальный коммутатор (с поддержкой broadcast/multicast/promiscuous).</text:p>
            </text:list-item>
          </text:list>
        </text:list-item>
      </text:list>
      <text:p text:style-name="P58"/>
      <text:p text:style-name="P58"><text:span text:style-name="T3">5) </text:span>Демонстрация: создание виртуальной сети из 3 VM</text:p>
      <text:list text:style-name="L60">
        <text:list-item>
          <text:p text:style-name="P7">Сетевая схема:</text:p>
          <text:list>
            <text:list-item>
              <text:p text:style-name="P7">Client1 → NAT1 → Server ← NAT2 ← Client2</text:p>
            </text:list-item>
          </text:list>
        </text:list-item>
      </text:list>
      <text:p text:style-name="P58"><text:s text:c="21"/><text:tab/><text:tab/><text:tab/> <text:s text:c="3"/>↓</text:p>
      <text:p text:style-name="P58"><text:s text:c="44"/>Bridged</text:p>
      <text:p text:style-name="P58"><text:s text:c="50"/>↓</text:p>
      <text:p text:style-name="P58"><text:s text:c="47"/>Host</text:p>
      <text:list text:style-name="L61">
        <text:list-item>
          <text:list>
            <text:list-item>
              <text:p text:style-name="P8">Этапы:</text:p>
              <text:list>
                <text:list-item>
                  <text:p text:style-name="P8">Создаётся VM Server Test с:</text:p>
                  <text:list>
                    <text:list-item>
                      <text:p text:style-name="P8">ОС: Ubuntu</text:p>
                    </text:list-item>
                    <text:list-item>
                      <text:p text:style-name="P8">3 адаптерами:</text:p>
                      <text:list>
                        <text:list-item>
                          <text:p text:style-name="P8">Adapter 1: Internal → NAT1</text:p>
                        </text:list-item>
                        <text:list-item>
                          <text:p text:style-name="P8">Adapter 2: Internal → NAT2</text:p>
                        </text:list-item>
                        <text:list-item>
                          <text:p text:style-name="P8">Adapter 3: Bridged (выход в сеть хоста)</text:p>
                        </text:list-item>
                      </text:list>
                    </text:list-item>
                    <text:list-item>
                      <text:p text:style-name="P8">ВМ Client 1 Test и Client 2 Test создаются клонированием:</text:p>
                      <text:list>
                        <text:list-item>
                          <text:p text:style-name="P8">Client 1: подключается к NAT1</text:p>
                        </text:list-item>
                        <text:list-item>
                          <text:p text:style-name="P64"><text:span text:style-name="T12">Client 2: подключается к NAT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Все VM настраиваются через меню Settings → Network:</text:p>
          <text:list>
            <text:list-item>
              <text:p text:style-name="P8">Включаются нужные адаптеры</text:p>
            </text:list-item>
            <text:list-item>
              <text:p text:style-name="P8">Назначаются режимы и имена внутренних сетей</text:p>
            </text:list-item>
          </text:list>
        </text:list-item>
      </text:list>
      <text:p text:style-name="P58"/>
      <text:p text:style-name="P58"><text:span text:style-name="T3">6) </text:span>Вопросы для самопроверки</text:p>
      <text:list text:style-name="L62">
        <text:list-item>
          <text:p text:style-name="P9">В каком режиме интерфейс VM находится в той же подсети, что и хост?</text:p>
          <text:list>
            <text:list-item>
              <text:p text:style-name="P9">Bridged networking</text:p>
            </text:list-item>
          </text:list>
        </text:list-item>
        <text:list-item>
          <text:p text:style-name="P9">Сколько сетевых адаптеров можно назначить одной VM в VirtualBox?</text:p>
          <text:list>
            <text:list-item>
              <text:p text:style-name="P9">До 8, из них 4 через GUI</text:p>
            </text:list-item>
          </text:list>
        </text:list-item>
        <text:list-item>
          <text:p text:style-name="P9"><text:soft-page-break/>Какой режим даёт интернет VM без взаимодействия с другими VM?</text:p>
          <text:list>
            <text:list-item>
              <text:p text:style-name="P9">NAT</text:p>
            </text:list-item>
          </text:list>
        </text:list-item>
        <text:list-item>
          <text:p text:style-name="P9">Какой режим обеспечивает общение VM между собой, но изолирует от хоста?</text:p>
          <text:list>
            <text:list-item>
              <text:p text:style-name="P9">Internal Networking</text:p>
            </text:list-item>
          </text:list>
        </text:list-item>
        <text:list-item>
          <text:p text:style-name="P9">Чем отличается NAT от NAT Network?</text:p>
          <text:list>
            <text:list-item>
              <text:p text:style-name="P9">NAT: VM не видят друг друга</text:p>
            </text:list-item>
            <text:list-item>
              <text:p text:style-name="P9">NAT Network: VM объединены в общую подсеть и могут взаимодействовать</text:p>
            </text:list-item>
          </text:list>
        </text:list-item>
      </text:list>
      <text:p text:style-name="P58"/>
      <text:p text:style-name="P58">🟢 <text:span text:style-name="T2">Основы настройки сети в Linux (Ubuntu и CentOS)</text:span></text:p>
      <text:p text:style-name="P61"/>
      <text:p text:style-name="P58"><text:span text:style-name="T4">1) </text:span>Обнаружение сетевых интерфейсов</text:p>
      <text:p text:style-name="P62"><text:span text:style-name="T1"/>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86">Команда</text:p>
            </table:table-cell>
            <table:table-cell table:style-name="Table34.A1" office:value-type="string">
              <text:p text:style-name="P86">Назначение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83"><text:span text:style-name="Source_20_Text"><text:span text:style-name="T22">ls /sys/class/net</text:span></text:span></text:p>
          </table:table-cell>
          <table:table-cell table:style-name="Table35.A1" office:value-type="string">
            <text:p text:style-name="P84">Показать все интерфейсы на уровне ядра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83"><text:span text:style-name="Source_20_Text"><text:span text:style-name="T22">ip addr</text:span></text:span></text:p>
          </table:table-cell>
          <table:table-cell table:style-name="Table36.A1" office:value-type="string">
            <text:p text:style-name="P84">Современный способ отобразить IP и интерфейсы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83"><text:span text:style-name="Source_20_Text"><text:span text:style-name="T22">ifconfig</text:span></text:span></text:p>
          </table:table-cell>
          <table:table-cell table:style-name="Table37.A1" office:value-type="string">
            <text:p text:style-name="P84">Устаревшая, но иногда полезная команда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83"><text:span text:style-name="Source_20_Text"><text:span text:style-name="T22">sudo lshw -class network</text:span></text:span></text:p>
          </table:table-cell>
          <table:table-cell table:style-name="Table38.A1" office:value-type="string">
            <text:p text:style-name="P84">Подробная информация об интерфейсах, драйверах и MAC-адресах</text:p>
          </table:table-cell>
        </table:table-row>
      </table:table>
      <text:p text:style-name="P2"/>
      <text:p text:style-name="P58"><text:span text:style-name="T4">2) </text:span>Настройки Ethernet-интерфейсов</text:p>
      <text:list text:style-name="L63">
        <text:list-item>
          <text:p text:style-name="P10">ethtool — просмотр и изменение параметров сетевой карты:</text:p>
          <text:list>
            <text:list-item>
              <text:p text:style-name="P10">Скорость (speed)</text:p>
            </text:list-item>
            <text:list-item>
              <text:p text:style-name="P10">Режим дуплекса</text:p>
            </text:list-item>
            <text:list-item>
              <text:p text:style-name="P10">Auto-negotiation</text:p>
            </text:list-item>
            <text:list-item>
              <text:p text:style-name="P10">Wake-on-LAN</text:p>
            </text:list-item>
          </text:list>
        </text:list-item>
        <text:list-item>
          <text:p text:style-name="P10">Команда справки: </text:p>
          <text:list>
            <text:list-item>
              <text:p text:style-name="P10">ethtool -h</text:p>
            </text:list-item>
          </text:list>
        </text:list-item>
      </text:list>
      <text:p text:style-name="P58"/>
      <text:p text:style-name="P58"><text:span text:style-name="T4">3)</text:span> Логические имена интерфейсов</text:p>
      <text:list text:style-name="L64">
        <text:list-item>
          <text:p text:style-name="P65"><text:span text:style-name="T12">Настройка через Netplan:</text:span></text:p>
          <text:list>
            <text:list-item>
              <text:p text:style-name="P11">match: критерий для поиска (MAC, драйвер и т. д.)</text:p>
            </text:list-item>
            <text:list-item>
              <text:p text:style-name="P11">set-name: новое логическое имя интерфейса</text:p>
            </text:list-item>
          </text:list>
        </text:list-item>
      </text:list>
      <text:p text:style-name="P58"/>
      <text:p text:style-name="P58"><text:span text:style-name="T4">4) </text:span>Настройка hostname</text:p>
      <text:p text:style-name="P58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86">Команда</text:p>
            </table:table-cell>
            <table:table-cell table:style-name="Table39.A1" office:value-type="string">
              <text:p text:style-name="P86">Назначение</text:p>
            </table:table-cell>
          </table:table-row>
        </table:table-header-rows>
        <table:table-row>
          <table:table-cell table:style-name="Table39.A2" office:value-type="string">
            <text:p text:style-name="P83"><text:span text:style-name="Source_20_Text"><text:span text:style-name="T22">hostname</text:span></text:span></text:p>
          </table:table-cell>
          <table:table-cell table:style-name="Table39.B2" office:value-type="string">
            <text:p text:style-name="P84">Показать текущее имя хоста</text:p>
          </table:table-cell>
        </table:table-row>
        <table:table-row>
          <table:table-cell table:style-name="Table39.A2" office:value-type="string">
            <text:p text:style-name="P83"><text:span text:style-name="Source_20_Text"><text:span text:style-name="T22">hostnamectl</text:span></text:span></text:p>
          </table:table-cell>
          <table:table-cell table:style-name="Table39.B2" office:value-type="string">
            <text:p text:style-name="P84">Просмотр и изменение имени хоста</text:p>
          </table:table-cell>
        </table:table-row>
        <table:table-row>
          <table:table-cell table:style-name="Table39.A2" office:value-type="string">
            <text:p text:style-name="P83"><text:span text:style-name="T22">Файл: </text:span><text:span text:style-name="Source_20_Text"><text:span text:style-name="T22">/etc/hostname</text:span></text:span></text:p>
          </table:table-cell>
          <table:table-cell table:style-name="Table39.B2" office:value-type="string">
            <text:p text:style-name="P84">Имя хоста загружается отсюда при запуске системы</text:p>
          </table:table-cell>
        </table:table-row>
      </table:table>
      <text:p text:style-name="P58"><text:soft-page-break/></text:p>
      <text:p text:style-name="P58"><text:span text:style-name="T4">5)</text:span> Назначение IP-адреса</text:p>
      <text:list text:style-name="L65">
        <text:list-item>
          <text:p text:style-name="P12">Виды:</text:p>
          <text:list>
            <text:list-item>
              <text:p text:style-name="P12">Временная настройка (до перезагрузки)</text:p>
            </text:list-item>
            <text:list-item>
              <text:p text:style-name="P12">Постоянная настройка</text:p>
            </text:list-item>
            <text:list-item>
              <text:p text:style-name="P12">Динамическая (DHCP-клиент)</text:p>
            </text:list-item>
          </text:list>
        </text:list-item>
      </text:list>
      <text:p text:style-name="P82"><text:span text:style-name="T12"/></text:p>
      <text:p text:style-name="P82"><text:span text:style-name="T17">6) </text:span><text:span text:style-name="T12">Временная IP-конфигурация (через ip)</text:span></text:p>
      <text:list text:continue-numbering="true" text:style-name="L65">
        <text:list-item>
          <text:p text:style-name="P12">Формат:</text:p>
          <text:list>
            <text:list-item>
              <text:p text:style-name="P12">ip [options] object command [parameters]</text:p>
            </text:list-item>
          </text:list>
        </text:list-item>
        <text:list-item>
          <text:p text:style-name="P12">Примеры команд:</text:p>
        </text:list-item>
      </text:list>
      <text:p text:style-name="P82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86">Действие</text:p>
            </table:table-cell>
            <table:table-cell table:style-name="Table40.A1" office:value-type="string">
              <text:p text:style-name="P87">Команда</text:p>
            </table:table-cell>
          </table:table-row>
        </table:table-header-rows>
        <table:table-row>
          <table:table-cell table:style-name="Table40.A2" office:value-type="string">
            <text:p text:style-name="P84">Назначить IP</text:p>
          </table:table-cell>
          <table:table-cell table:style-name="Table40.B2" office:value-type="string">
            <text:p text:style-name="P83"><text:span text:style-name="Source_20_Text"><text:span text:style-name="T22">sudo ip addr add 192.168.1.200/24 dev enp0s3</text:span></text:span></text:p>
          </table:table-cell>
        </table:table-row>
        <table:table-row>
          <table:table-cell table:style-name="Table40.A2" office:value-type="string">
            <text:p text:style-name="P84">Включить интерфейс</text:p>
          </table:table-cell>
          <table:table-cell table:style-name="Table40.B2" office:value-type="string">
            <text:p text:style-name="P83"><text:span text:style-name="Source_20_Text"><text:span text:style-name="T22">ip link set dev enp0s3 up</text:span></text:span></text:p>
          </table:table-cell>
        </table:table-row>
        <table:table-row>
          <table:table-cell table:style-name="Table40.A2" office:value-type="string">
            <text:p text:style-name="P84">Отключить интерфейс</text:p>
          </table:table-cell>
          <table:table-cell table:style-name="Table40.B2" office:value-type="string">
            <text:p text:style-name="P83"><text:span text:style-name="Source_20_Text"><text:span text:style-name="T22">ip link set dev enp0s3 down</text:span></text:span></text:p>
          </table:table-cell>
        </table:table-row>
        <table:table-row>
          <table:table-cell table:style-name="Table40.A2" office:value-type="string">
            <text:p text:style-name="P84">Показать IP</text:p>
          </table:table-cell>
          <table:table-cell table:style-name="Table40.B2" office:value-type="string">
            <text:p text:style-name="P83"><text:span text:style-name="Source_20_Text"><text:span text:style-name="T22">ip address show dev enp0s3</text:span></text:span></text:p>
          </table:table-cell>
        </table:table-row>
      </table:table>
      <text:p text:style-name="P58"/>
      <text:p text:style-name="P82"><text:span text:style-name="T17">7) </text:span><text:span text:style-name="T12">Шлюз и DNS (временно)</text:span></text:p>
      <text:list text:style-name="L66">
        <text:list-item>
          <text:p text:style-name="P13">Добавить шлюз:</text:p>
          <text:list>
            <text:list-item>
              <text:p text:style-name="P13">sudo ip route add default via 10.1.1.1</text:p>
            </text:list-item>
          </text:list>
        </text:list-item>
        <text:list-item>
          <text:p text:style-name="P13">Показать маршруты:</text:p>
          <text:list>
            <text:list-item>
              <text:p text:style-name="P13">ip route show</text:p>
            </text:list-item>
          </text:list>
        </text:list-item>
        <text:list-item>
          <text:p text:style-name="P13">Добавить DNS:</text:p>
          <text:list>
            <text:list-item>
              <text:p text:style-name="P13">редактировать /etc/resolv.conf:</text:p>
              <text:list>
                <text:list-item>
                  <text:p text:style-name="P13">nameserver 8.8.8.8</text:p>
                </text:list-item>
              </text:list>
            </text:list-item>
          </text:list>
        </text:list-item>
        <text:list-item>
          <text:p text:style-name="P13">Очистить конфигурацию:</text:p>
          <text:list>
            <text:list-item>
              <text:p text:style-name="P13">ip addr flush enp0s3</text:p>
            </text:list-item>
          </text:list>
        </text:list-item>
      </text:list>
      <text:p text:style-name="P82"><text:span text:style-name="T17">8) </text:span><text:span text:style-name="T12">Устаревший метод: ifconfig</text:span></text:p>
      <text:list text:continue-numbering="true" text:style-name="L66">
        <text:list-item>
          <text:p text:style-name="P13">Присвоить IP:</text:p>
          <text:list>
            <text:list-item>
              <text:p text:style-name="P13">sudo ifconfig enp0s3 192.168.0.110 netmask 255.255.255.0</text:p>
            </text:list-item>
          </text:list>
        </text:list-item>
        <text:list-item>
          <text:p text:style-name="P13">Задать шлюз:</text:p>
          <text:list>
            <text:list-item>
              <text:p text:style-name="P66"><text:span text:style-name="T12">sudo route add default gw 192.168.0.1 enp0s3</text:span></text:p>
            </text:list-item>
          </text:list>
        </text:list-item>
      </text:list>
      <text:p text:style-name="P58"/>
      <text:p text:style-name="P58"><text:span text:style-name="T5">9) </text:span>Постоянная IP-настройка</text:p>
      <text:list text:style-name="L67">
        <text:list-item>
          <text:p text:style-name="P14">Ubuntu:</text:p>
          <text:list>
            <text:list-item>
              <text:p text:style-name="P14">До 18.04:</text:p>
              <text:list>
                <text:list-item>
                  <text:p text:style-name="P14">/etc/network/interfaces</text:p>
                </text:list-item>
              </text:list>
            </text:list-item>
            <text:list-item>
              <text:p text:style-name="P14">Начиная с 18.04:</text:p>
              <text:list>
                <text:list-item>
                  <text:p text:style-name="P14">/etc/netplan/*.yaml</text:p>
                </text:list-item>
              </text:list>
            </text:list-item>
            <text:list-item>
              <text:p text:style-name="P14">Применение:</text:p>
              <text:list>
                <text:list-item>
                  <text:p text:style-name="P14">sudo netplan apply</text:p>
                </text:list-item>
              </text:list>
            </text:list-item>
          </text:list>
        </text:list-item>
        <text:list-item>
          <text:p text:style-name="P14">CentOS:</text:p>
          <text:list>
            <text:list-item>
              <text:p text:style-name="P14">Файлы:</text:p>
              <text:list>
                <text:list-item>
                  <text:p text:style-name="P14"><text:soft-page-break/>/etc/sysconfig/network-scripts/ifcfg-enp0s3</text:p>
                </text:list-item>
              </text:list>
            </text:list-item>
            <text:list-item>
              <text:p text:style-name="P14">Применение:</text:p>
              <text:list>
                <text:list-item>
                  <text:p text:style-name="P14">sudo systemctl restart network</text:p>
                </text:list-item>
              </text:list>
            </text:list-item>
            <text:list-item>
              <text:p text:style-name="P14">Пример файла /etc/netplan/01-net.yaml</text:p>
            </text:list-item>
          </text:list>
        </text:list-item>
      </text:list>
      <text:p text:style-name="P58"><text:tab/>network:</text:p>
      <text:p text:style-name="P58"><text:s/><text:tab/> version: 2</text:p>
      <text:p text:style-name="P58"><text:s text:c="2"/><text:tab/> renderer: networkd</text:p>
      <text:p text:style-name="P58"><text:s text:c="2"/><text:tab/> <text:s/>ethernets:</text:p>
      <text:p text:style-name="P58"><text:tab/> <text:s text:c="2"/>enp0s3:</text:p>
      <text:p text:style-name="P58"><text:s text:c="13"/>addresses: [192.168.0.110/24]</text:p>
      <text:p text:style-name="P58"><text:s text:c="13"/>gateway4: 192.168.0.1</text:p>
      <text:p text:style-name="P58"><text:s text:c="13"/>nameservers:</text:p>
      <text:p text:style-name="P58"><text:s text:c="14"/>addresses: [8.8.8.8, 1.1.1.1]</text:p>
      <text:list text:style-name="L68">
        <text:list-item>
          <text:list>
            <text:list-item>
              <text:p text:style-name="P15">⚠ YAML чувствителен к отступам: использовать только пробелы, не Tab!</text:p>
            </text:list-item>
          </text:list>
        </text:list-item>
        <text:list-item>
          <text:p text:style-name="P15">DHCP через netplan</text:p>
          <text:list>
            <text:list-item>
              <text:p text:style-name="P15">dhcp4: true</text:p>
            </text:list-item>
          </text:list>
        </text:list-item>
        <text:list-item>
          <text:p text:style-name="P15">Loopback-интерфейс</text:p>
          <text:list>
            <text:list-item>
              <text:p text:style-name="P15">Имя: lo</text:p>
            </text:list-item>
            <text:list-item>
              <text:p text:style-name="P15">IP: 127.0.0.1</text:p>
            </text:list-item>
            <text:list-item>
              <text:p text:style-name="P15">Назначение: связь с самим собой (localhost)</text:p>
            </text:list-item>
          </text:list>
        </text:list-item>
        <text:list-item>
          <text:p text:style-name="P15">Настройка в CentOS</text:p>
          <text:list>
            <text:list-item>
              <text:p text:style-name="P15">Список интерфейсов:</text:p>
              <text:list>
                <text:list-item>
                  <text:p text:style-name="P15">ifconfig, ip addr, nmcli d</text:p>
                </text:list-item>
              </text:list>
            </text:list-item>
            <text:list-item>
              <text:p text:style-name="P15">Пример файла ifcfg-enp0s3:</text:p>
              <text:list>
                <text:list-item>
                  <text:p text:style-name="P15">DEVICE="enp0s3"</text:p>
                  <text:p text:style-name="P15">BOOTPROTO="none"</text:p>
                  <text:p text:style-name="P15">IPADDR="192.168.1.100"</text:p>
                  <text:p text:style-name="P15">NETMASK="255.255.255.0"</text:p>
                  <text:p text:style-name="P15">GATEWAY="192.168.1.1"</text:p>
                  <text:p text:style-name="P15">DNS1="8.8.8.8"</text:p>
                  <text:p text:style-name="P15">ONBOOT="yes"</text:p>
                </text:list-item>
              </text:list>
            </text:list-item>
            <text:list-item>
              <text:p text:style-name="P15">Для CentOS 8:</text:p>
              <text:list>
                <text:list-item>
                  <text:p text:style-name="P67"><text:span text:style-name="T12">yum install network-scripts</text:span></text:p>
                </text:list-item>
              </text:list>
            </text:list-item>
          </text:list>
        </text:list-item>
      </text:list>
      <text:p text:style-name="P58"/>
      <text:p text:style-name="P58"><text:span text:style-name="T6">10) </text:span>NetworkManager и nmcli</text:p>
      <text:list text:style-name="L69">
        <text:list-item>
          <text:p text:style-name="P16">Основное:</text:p>
          <text:list>
            <text:list-item>
              <text:p text:style-name="P16">Управление сетевыми соединениями через консоль</text:p>
            </text:list-item>
            <text:list-item>
              <text:p text:style-name="P16">Удобно для серверов без GUI</text:p>
            </text:list-item>
          </text:list>
        </text:list-item>
        <text:list-item>
          <text:p text:style-name="P16">Примеры:</text:p>
        </text:list-item>
      </text:list>
      <text:p text:style-name="P82"><text:span text:style-name="T12"/>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86">Действие</text:p>
            </table:table-cell>
            <table:table-cell table:style-name="Table41.A1" office:value-type="string">
              <text:p text:style-name="P86">Команда</text:p>
            </table:table-cell>
          </table:table-row>
        </table:table-header-rows>
        <table:table-row>
          <table:table-cell table:style-name="Table41.A2" office:value-type="string">
            <text:p text:style-name="P84">Отключить соединение</text:p>
          </table:table-cell>
          <table:table-cell table:style-name="Table41.B2" office:value-type="string">
            <text:p text:style-name="P83"><text:span text:style-name="Source_20_Text"><text:span text:style-name="T22">nmcli con down id enp0s3</text:span></text:span></text:p>
          </table:table-cell>
        </table:table-row>
        <table:table-row>
          <table:table-cell table:style-name="Table41.A2" office:value-type="string">
            <text:p text:style-name="P84">Создать соединение</text:p>
          </table:table-cell>
          <table:table-cell table:style-name="Table41.B2" office:value-type="string">
            <text:p text:style-name="P83"><text:span text:style-name="Source_20_Text"><text:span text:style-name="T22">nmcli con add type ethernet con-name mycon </text:span></text:span><text:soft-page-break/><text:span text:style-name="Source_20_Text"><text:span text:style-name="T22">ifname enp0s3</text:span></text:span></text:p>
          </table:table-cell>
        </table:table-row>
        <table:table-row>
          <table:table-cell table:style-name="Table41.A2" office:value-type="string">
            <text:p text:style-name="P84">Назначить IP</text:p>
          </table:table-cell>
          <table:table-cell table:style-name="Table41.B2" office:value-type="string">
            <text:p text:style-name="P83"><text:span text:style-name="Source_20_Text"><text:span text:style-name="T22">nmcli con modify mycon +ipv4.addr "192.168.1.100/24"</text:span></text:span></text:p>
          </table:table-cell>
        </table:table-row>
        <table:table-row>
          <table:table-cell table:style-name="Table41.A2" office:value-type="string">
            <text:p text:style-name="P84">Активировать соединение</text:p>
          </table:table-cell>
          <table:table-cell table:style-name="Table41.B2" office:value-type="string">
            <text:p text:style-name="P83"><text:span text:style-name="Source_20_Text"><text:span text:style-name="T22">nmcli con up mycon</text:span></text:span></text:p>
          </table:table-cell>
        </table:table-row>
      </table:table>
      <text:p text:style-name="P58"><text:span text:style-name="T12"/></text:p>
      <text:p text:style-name="P58"><text:span text:style-name="T6">11) </text:span>Разрешение имён (DNS)</text:p>
      <text:list text:style-name="L70">
        <text:list-item>
          <text:p text:style-name="P17">Используется служба systemd-resolved</text:p>
        </text:list-item>
        <text:list-item>
          <text:p text:style-name="P17">Кэш DNS:</text:p>
          <text:list>
            <text:list-item>
              <text:p text:style-name="P17">systemd-resolve —flush-caches</text:p>
            </text:list-item>
          </text:list>
        </text:list-item>
        <text:list-item>
          <text:p text:style-name="P17">Показать DNS:</text:p>
          <text:list>
            <text:list-item>
              <text:p text:style-name="P17">systemd-resolve —status</text:p>
            </text:list-item>
          </text:list>
        </text:list-item>
        <text:list-item>
          <text:p text:style-name="P17">Файлы:</text:p>
          <text:list>
            <text:list-item>
              <text:p text:style-name="P17">/etc/resolv.conf → обычно символическая ссылка на</text:p>
            </text:list-item>
            <text:list-item>
              <text:p text:style-name="P17">/run/systemd/resolve/resolv.conf</text:p>
            </text:list-item>
          </text:list>
        </text:list-item>
        <text:list-item>
          <text:p text:style-name="P17">Настройка DNS также возможна через Netplan.</text:p>
        </text:list-item>
      </text:list>
      <text:p text:style-name="P58"/>
      <text:p text:style-name="P58"><text:span text:style-name="T6">12) </text:span>Вывод</text:p>
      <text:list text:style-name="L71">
        <text:list-item>
          <text:p text:style-name="P18">Linux предлагает несколько способов настройки сети:</text:p>
        </text:list-item>
        <text:list-item>
          <text:p text:style-name="P18">временно через ip и ifconfig</text:p>
        </text:list-item>
        <text:list-item>
          <text:p text:style-name="P18">постоянно через netplan, interfaces, ifcfg-*</text:p>
        </text:list-item>
        <text:list-item>
          <text:p text:style-name="P18">централизованно — через nmcli и NetworkManager</text:p>
        </text:list-item>
        <text:list-item>
          <text:p text:style-name="P18">Каждый метод подходит для своего случая: от учебных стендов до серверов в проде.</text:p>
        </text:list-item>
      </text:list>
      <text:p text:style-name="P58"/>
      <text:p text:style-name="P58">🟢 <text:span text:style-name="T2">DHCP в Linux-сетях</text:span></text:p>
      <text:p text:style-name="P58"><text:span text:style-name="T7">1)</text:span> Что такое DHCP</text:p>
      <text:list text:style-name="L72">
        <text:list-item>
          <text:p text:style-name="P19">DHCP (Dynamic Host Configuration Protocol) — это сетевой протокол, позволяющий автоматически выдавать IP-адреса, маску подсети, шлюз и другие параметры клиентским устройствам в сети.</text:p>
        </text:list-item>
        <text:list-item>
          <text:p text:style-name="P19">DHCP-сервер:</text:p>
          <text:list>
            <text:list-item>
              <text:p text:style-name="P19">выбирает IP из заданного диапазона (pool)</text:p>
            </text:list-item>
            <text:list-item>
              <text:p text:style-name="P19">«арендует» его клиенту на определённое время (lease)</text:p>
            </text:list-item>
            <text:list-item>
              <text:p text:style-name="P68"><text:span text:style-name="T12">применяется для автоматической настройки обычных клиентских устройств</text:span></text:p>
            </text:list-item>
          </text:list>
        </text:list-item>
      </text:list>
      <text:p text:style-name="P58"/>
      <text:p text:style-name="P58"><text:span text:style-name="T7">2)</text:span> Способы назначения адресов (DHCPv4)</text:p>
      <text:p text:style-name="P58"/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86">Метод</text:p>
            </table:table-cell>
            <table:table-cell table:style-name="Table42.A1" office:value-type="string">
              <text:p text:style-name="P86">Описание</text:p>
            </table:table-cell>
          </table:table-row>
        </table:table-header-rows>
        <table:table-row>
          <table:table-cell table:style-name="Table42.A2" office:value-type="string">
            <text:p text:style-name="P83"><text:span text:style-name="Strong_20_Emphasis"><text:span text:style-name="T23">Manual</text:span></text:span></text:p>
          </table:table-cell>
          <table:table-cell table:style-name="Table42.B2" office:value-type="string">
            <text:p text:style-name="P85">Привязка IP к MAC-адресу вручную</text:p>
          </table:table-cell>
        </table:table-row>
        <table:table-row>
          <table:table-cell table:style-name="Table42.A2" office:value-type="string">
            <text:p text:style-name="P83"><text:span text:style-name="Strong_20_Emphasis"><text:span text:style-name="T23">Automatic</text:span></text:span></text:p>
          </table:table-cell>
          <table:table-cell table:style-name="Table42.B2" office:value-type="string">
            <text:p text:style-name="P85">Постоянная выдача одного и того же IP из пула (без аренды)</text:p>
          </table:table-cell>
        </table:table-row>
        <table:table-row>
          <table:table-cell table:style-name="Table42.A2" office:value-type="string">
            <text:p text:style-name="P83"><text:span text:style-name="Strong_20_Emphasis"><text:span text:style-name="T23">Dynamic</text:span></text:span></text:p>
          </table:table-cell>
          <table:table-cell table:style-name="Table42.B2" office:value-type="string">
            <text:p text:style-name="P83"><text:span text:style-name="T23">Временная аренда IP-адреса из пула — </text:span><text:span text:style-name="Strong_20_Emphasis"><text:span text:style-name="T23">наиболее </text:span></text:span><text:soft-page-break/><text:span text:style-name="Strong_20_Emphasis"><text:span text:style-name="T23">распространённый метод</text:span></text:span></text:p>
          </table:table-cell>
        </table:table-row>
      </table:table>
      <text:p text:style-name="P58"/>
      <text:p text:style-name="P60">3)<text:span text:style-name="T1">DHCP Packet Exchange (DORA)</text:span></text:p>
      <text:list text:style-name="L73">
        <text:list-item>
          <text:p text:style-name="P3">DHCP использует 4-пакетную модель (DORA):</text:p>
          <text:list>
            <text:list-item>
              <text:p text:style-name="P3">Discover — клиент отправляет широковещательный запрос: "Кто может выдать мне IP?"</text:p>
            </text:list-item>
            <text:list-item>
              <text:p text:style-name="P3">Offer — сервер отвечает: "Я предлагаю тебе IP 192.168.1.50"</text:p>
            </text:list-item>
            <text:list-item>
              <text:p text:style-name="P3">Request — клиент соглашается: "Я беру этот IP"</text:p>
            </text:list-item>
            <text:list-item>
              <text:p text:style-name="P3">Acknowledgement — сервер подтверждает: "Готово, используй"</text:p>
            </text:list-item>
          </text:list>
        </text:list-item>
        <text:list-item>
          <text:p text:style-name="P3">Все пакеты — UDP (порт 67/68)</text:p>
        </text:list-item>
      </text:list>
      <text:p text:style-name="P58"><text:span text:style-name="T7"/></text:p>
      <text:p text:style-name="P58"><text:span text:style-name="T8">4</text:span><text:span text:style-name="T7">) </text:span>Установка DHCP-сервера в Ubuntu</text:p>
      <text:list text:style-name="L74">
        <text:list-item>
          <text:p text:style-name="P20">sudo apt install isc-dhcp-server</text:p>
        </text:list-item>
        <text:list-item>
          <text:p text:style-name="P20">Конфигурация: /etc/dhcp/dhcpd.conf</text:p>
        </text:list-item>
        <text:list-item>
          <text:p text:style-name="P20">Лог-файл: /var/log/syslog</text:p>
          <text:list>
            <text:list-item>
              <text:p text:style-name="P20">После изменения настроек:</text:p>
              <text:list>
                <text:list-item>
                  <text:p text:style-name="P20">sudo systemctl restart isc-dhcp-server.service</text:p>
                </text:list-item>
                <text:list-item>
                  <text:p text:style-name="P20">Иногда требуется задать, на каких интерфейсах слушать DHCP-запросы:</text:p>
                  <text:list>
                    <text:list-item>
                      <text:p text:style-name="P20">sudo nano /etc/default/isc-dhcp-server</text:p>
                      <text:list>
                        <text:list-item>
                          <text:p text:style-name="P20"># строка: INTERFACESv4="enp0s3"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><text:span text:style-name="T7">4) </text:span>Структура dhcpd.conf</text:p>
      <text:list text:style-name="L75">
        <text:list-item>
          <text:p text:style-name="P21">Файл состоит из:</text:p>
          <text:list>
            <text:list-item>
              <text:p text:style-name="P21">Параметров (parameters) — настраивают поведение</text:p>
            </text:list-item>
            <text:list-item>
              <text:p text:style-name="P21">Деклараций (declarations) — описывают конкретные адреса и клиентов</text:p>
            </text:list-item>
          </text:list>
        </text:list-item>
      </text:list>
      <text:p text:style-name="P58"/>
      <text:p text:style-name="P58"><text:span text:style-name="T8">5</text:span><text:span text:style-name="T7">)</text:span> Пример конфигурации DHCP-сервера:</text:p>
      <text:list text:style-name="L76">
        <text:list-item>
          <text:p text:style-name="P22">default-lease-time 600;</text:p>
          <text:p text:style-name="P22">max-lease-time 7200;</text:p>
          <text:p text:style-name="P22">authoritative;</text:p>
          <text:p text:style-name="P69"><text:span text:style-name="T12"/></text:p>
          <text:p text:style-name="P22">subnet 192.168.1.0 netmask 255.255.255.0 {</text:p>
          <text:p text:style-name="P69"><text:span text:style-name="T12"><text:s/>range 192.168.1.150 192.168.1.200;</text:span></text:p>
          <text:p text:style-name="P22"><text:s/>option routers 192.168.1.254;</text:p>
          <text:p text:style-name="P22"><text:s/>option domain-name-servers 192.168.1.1, 192.168.1.2;</text:p>
          <text:p text:style-name="P22"><text:s/>option domain-name "mydomain.example";</text:p>
          <text:p text:style-name="P22"><text:s/>}</text:p>
          <text:p text:style-name="P69"><text:span text:style-name="T12"/></text:p>
          <text:p text:style-name="P22">host Client1 {</text:p>
          <text:p text:style-name="P22"><text:s/>hardware ethernet 00:02:3f:3d:73:b3;</text:p>
          <text:p text:style-name="P22"><text:s/>fixed-address 192.168.1.100;</text:p>
          <text:p text:style-name="P22"><text:soft-page-break/>}</text:p>
        </text:list-item>
        <text:list-item>
          <text:p text:style-name="P22">Пояснение:</text:p>
          <text:list>
            <text:list-item>
              <text:p text:style-name="P22">default-lease-time — по умолчанию (сек.)</text:p>
            </text:list-item>
            <text:list-item>
              <text:p text:style-name="P22">max-lease-time — макс. длительность аренды</text:p>
            </text:list-item>
            <text:list-item>
              <text:p text:style-name="P22">range — диапазон IP, выдаваемый клиентам</text:p>
            </text:list-item>
            <text:list-item>
              <text:p text:style-name="P22">option routers — шлюз</text:p>
            </text:list-item>
            <text:list-item>
              <text:p text:style-name="P22">option domain-name-servers — DNS-серверы</text:p>
            </text:list-item>
            <text:list-item>
              <text:p text:style-name="P22">host — жёсткая привязка IP к MAC (ручная выдача)</text:p>
            </text:list-item>
          </text:list>
        </text:list-item>
      </text:list>
      <text:p text:style-name="P58"/>
      <text:p text:style-name="P58"><text:span text:style-name="T8">5</text:span><text:span text:style-name="T7">) </text:span>Дополнительные декларации:</text:p>
      <text:p text:style-name="P58"/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86">Тип</text:p>
            </table:table-cell>
            <table:table-cell table:style-name="Table43.A1" office:value-type="string">
              <text:p text:style-name="P86">Назначение</text:p>
            </table:table-cell>
          </table:table-row>
        </table:table-header-rows>
        <table:table-row>
          <table:table-cell table:style-name="Table43.A2" office:value-type="string">
            <text:p text:style-name="P83"><text:span text:style-name="Source_20_Text"><text:span text:style-name="T22">pool</text:span></text:span></text:p>
          </table:table-cell>
          <table:table-cell table:style-name="Table43.B2" office:value-type="string">
            <text:p text:style-name="P84">Разные правила для IP внутри одной подсети</text:p>
          </table:table-cell>
        </table:table-row>
        <table:table-row>
          <table:table-cell table:style-name="Table43.A2" office:value-type="string">
            <text:p text:style-name="P83"><text:span text:style-name="Source_20_Text"><text:span text:style-name="T22">group</text:span></text:span></text:p>
          </table:table-cell>
          <table:table-cell table:style-name="Table43.B2" office:value-type="string">
            <text:p text:style-name="P84">Применение настроек к группе клиентов</text:p>
          </table:table-cell>
        </table:table-row>
        <table:table-row>
          <table:table-cell table:style-name="Table43.A2" office:value-type="string">
            <text:p text:style-name="P83"><text:span text:style-name="Source_20_Text"><text:span text:style-name="T22">allow/deny</text:span></text:span></text:p>
          </table:table-cell>
          <table:table-cell table:style-name="Table43.B2" office:value-type="string">
            <text:p text:style-name="P84">Разрешить или запретить выдачу IP по определённым критериям</text:p>
          </table:table-cell>
        </table:table-row>
        <table:table-row>
          <table:table-cell table:style-name="Table43.A2" office:value-type="string">
            <text:p text:style-name="P83"><text:span text:style-name="Source_20_Text"><text:span text:style-name="T22">unknown-clients</text:span></text:span></text:p>
          </table:table-cell>
          <table:table-cell table:style-name="Table43.B2" office:value-type="string">
            <text:p text:style-name="P84">Управление ответами на запросы от неизвестных клиентов</text:p>
          </table:table-cell>
        </table:table-row>
      </table:table>
      <text:p text:style-name="P58"/>
      <text:p text:style-name="P58"><text:span text:style-name="T8">6</text:span><text:span text:style-name="T7">)</text:span> DHCP-клиент (на стороне клиента)</text:p>
      <text:list text:style-name="L77">
        <text:list-item>
          <text:p text:style-name="P23">Ubuntu:</text:p>
          <text:list>
            <text:list-item>
              <text:p text:style-name="P23">Файл: </text:p>
              <text:list>
                <text:list-item>
                  <text:p text:style-name="P23">/etc/netplan/*.yaml</text:p>
                </text:list-item>
              </text:list>
            </text:list-item>
            <text:list-item>
              <text:p text:style-name="P23">Включение DHCP:</text:p>
              <text:list>
                <text:list-item>
                  <text:p text:style-name="P23">dhcp4: true</text:p>
                </text:list-item>
              </text:list>
            </text:list-item>
          </text:list>
        </text:list-item>
        <text:list-item>
          <text:p text:style-name="P23">CentOS:</text:p>
          <text:list>
            <text:list-item>
              <text:p text:style-name="P23">Конфигурационные файлы</text:p>
              <text:list>
                <text:list-item>
                  <text:p text:style-name="P23">/etc/sysconfig/network-scripts/ifcfg-enp0s3</text:p>
                </text:list-item>
              </text:list>
            </text:list-item>
            <text:list-item>
              <text:p text:style-name="P23">Пример:</text:p>
              <text:list>
                <text:list-item>
                  <text:p text:style-name="P23">BOOTPROTO="dhcp"</text:p>
                  <text:p text:style-name="P23">ONBOOT="yes"</text:p>
                </text:list-item>
              </text:list>
            </text:list-item>
          </text:list>
        </text:list-item>
      </text:list>
      <text:p text:style-name="P58"/>
      <text:p text:style-name="P58"><text:span text:style-name="T8">7</text:span><text:span text:style-name="T7">)</text:span> Проверка работы DHCP-сервера</text:p>
      <text:p text:style-name="P58"/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86">Действие</text:p>
            </table:table-cell>
            <table:table-cell table:style-name="Table44.A1" office:value-type="string">
              <text:p text:style-name="P86">Команда или файл</text:p>
            </table:table-cell>
          </table:table-row>
        </table:table-header-rows>
        <table:table-row>
          <table:table-cell table:style-name="Table44.A2" office:value-type="string">
            <text:p text:style-name="P84">Текущие активные аренды</text:p>
          </table:table-cell>
          <table:table-cell table:style-name="Table44.B2" office:value-type="string">
            <text:p text:style-name="P83"><text:span text:style-name="Source_20_Text"><text:span text:style-name="T22">dhcp-lease-list</text:span></text:span></text:p>
          </table:table-cell>
        </table:table-row>
        <table:table-row>
          <table:table-cell table:style-name="Table44.A2" office:value-type="string">
            <text:p text:style-name="P84">История арендованных IP</text:p>
          </table:table-cell>
          <table:table-cell table:style-name="Table44.B2" office:value-type="string">
            <text:p text:style-name="P83"><text:span text:style-name="Source_20_Text"><text:span text:style-name="T22">/var/lib/dhcp/dhcpd.leases</text:span></text:span></text:p>
          </table:table-cell>
        </table:table-row>
      </table:table>
      <text:p text:style-name="P58"/>
      <text:p text:style-name="P58"><text:span text:style-name="T8">8) </text:span>Контрольные вопросы</text:p>
      <text:list text:style-name="L78">
        <text:list-item>
          <text:p text:style-name="P24">Что делает параметр authoritative в dhcpd.conf?</text:p>
          <text:list>
            <text:list-item>
              <text:p text:style-name="P24">Указывает, что данный DHCP-сервер является главным в сети</text:p>
            </text:list-item>
          </text:list>
        </text:list-item>
        <text:list-item>
          <text:p text:style-name="P24">В чём разница между fixed-address и range?</text:p>
          <text:list>
            <text:list-item>
              <text:p text:style-name="P24">fixed-address — жёсткая привязка к MAC</text:p>
            </text:list-item>
            <text:list-item>
              <text:p text:style-name="P24"><text:soft-page-break/>range — диапазон для динамической выдачи</text:p>
            </text:list-item>
          </text:list>
        </text:list-item>
        <text:list-item>
          <text:p text:style-name="P24">Где хранятся активные аренды DHCP?</text:p>
          <text:list>
            <text:list-item>
              <text:p text:style-name="P24">/var/lib/dhcp/dhcpd.leases</text:p>
            </text:list-item>
          </text:list>
        </text:list-item>
        <text:list-item>
          <text:p text:style-name="P24">Как включить DHCP в Ubuntu через netplan?</text:p>
          <text:list>
            <text:list-item>
              <text:p text:style-name="P24">dhcp4: true</text:p>
            </text:list-item>
          </text:list>
        </text:list-item>
        <text:list-item>
          <text:p text:style-name="P24">Какие бывают методы назначения IP в DHCP?</text:p>
          <text:list>
            <text:list-item>
              <text:p text:style-name="P24">Manual, Automatic, Dynamic</text:p>
            </text:list-item>
          </text:list>
        </text:list-item>
      </text:list>
      <text:p text:style-name="P58"/>
      <text:p text:style-name="P58">🟢 <text:span text:style-name="T2">Основы маршрутизации (Linux IP Routing)</text:span></text:p>
      <text:p text:style-name="P58"/>
      <text:p text:style-name="P82"><text:span text:style-name="T18">1)</text:span><text:span text:style-name="T12"> Базовые понятия маршрутизации</text:span></text:p>
      <text:list text:style-name="L79">
        <text:list-item>
          <text:p text:style-name="P25">Маршрутизатор — устройство с несколькими сетевыми интерфейсами, получает пакеты и на основе локальной таблицы маршрутизации решает, куда их переслать.</text:p>
        </text:list-item>
        <text:list-item>
          <text:p text:style-name="P25">Таблица маршрутизации может быть:</text:p>
          <text:list>
            <text:list-item>
              <text:p text:style-name="P25">Статической (ручная настройка)</text:p>
            </text:list-item>
            <text:list-item>
              <text:p text:style-name="P25">Динамической (через протоколы OSPF, BGP и др.)</text:p>
            </text:list-item>
          </text:list>
        </text:list-item>
        <text:list-item>
          <text:p text:style-name="P25">Принципы маршрутизации:</text:p>
          <text:list>
            <text:list-item>
              <text:p text:style-name="P25">Каждый маршрутизатор принимает решения самостоятельно на основе своей таблицы маршрутизации.</text:p>
            </text:list-item>
            <text:list-item>
              <text:p text:style-name="P25">Знание маршрута одним устройством не означает, что этот же маршрут знают другие устройства.</text:p>
            </text:list-item>
            <text:list-item>
              <text:p text:style-name="P25">Маршрут туда и обратно (return path) может отличаться.</text:p>
            </text:list-item>
          </text:list>
        </text:list-item>
      </text:list>
      <text:p text:style-name="P58"/>
      <text:p text:style-name="P58"><text:span text:style-name="T2">2</text:span><text:span text:style-name="T9">)</text:span> Статическая и динамическая маршрутизация</text:p>
      <text:list text:style-name="L80">
        <text:list-item>
          <text:p text:style-name="P26">Статическая: используется в небольших, редко меняющихся сетях, особенно для «глухих» (stub) сетей или с одним маршрутом по умолчанию.</text:p>
        </text:list-item>
        <text:list-item>
          <text:p text:style-name="P26">Динамическая: позволяет обмениваться маршрутами между роутерами и автоматически обновлять таблицу при изменениях в сети.</text:p>
        </text:list-item>
      </text:list>
      <text:p text:style-name="P58"/>
      <text:p text:style-name="P58"><text:span text:style-name="T9">3)</text:span> Включение маршрутизации в Linux</text:p>
      <text:list text:style-name="L81">
        <text:list-item>
          <text:p text:style-name="P27">На сервере маршрутизация включена, на рабочей станции — нет по умолчанию.</text:p>
        </text:list-item>
        <text:list-item>
          <text:p text:style-name="P70"><text:span text:style-name="T12">Проверить:</text:span></text:p>
          <text:list>
            <text:list-item>
              <text:p text:style-name="P27">sysctl net.ipv4.conf.all.forwarding</text:p>
            </text:list-item>
          </text:list>
        </text:list-item>
        <text:list-item>
          <text:p text:style-name="P27">Включить:</text:p>
          <text:list>
            <text:list-item>
              <text:p text:style-name="P27">отредактировать /etc/sysctl.conf и перезапустить сеть или применить через sysctl -w.</text:p>
            </text:list-item>
          </text:list>
        </text:list-item>
      </text:list>
      <text:p text:style-name="P58"/>
      <text:p text:style-name="P58"><text:span text:style-name="T9">4)</text:span> Проверка таблицы маршрутизации</text:p>
      <text:list text:style-name="L82">
        <text:list-item>
          <text:p text:style-name="P28">Основные команды для просмотра:</text:p>
          <text:list>
            <text:list-item>
              <text:p text:style-name="P28">ip route show</text:p>
            </text:list-item>
            <text:list-item>
              <text:p text:style-name="P28">route</text:p>
            </text:list-item>
            <text:list-item>
              <text:p text:style-name="P28"><text:soft-page-break/>ip route sh</text:p>
            </text:list-item>
          </text:list>
        </text:list-item>
      </text:list>
      <text:p text:style-name="P58"/>
      <text:p text:style-name="P58"><text:span text:style-name="T10">5) </text:span>Проверка связности</text:p>
      <text:list text:style-name="L83">
        <text:list-item>
          <text:p text:style-name="P29">Проверить работоспособность маршрутизации:</text:p>
          <text:list>
            <text:list-item>
              <text:p text:style-name="P29">ping</text:p>
            </text:list-item>
            <text:list-item>
              <text:p text:style-name="P29">traceroute</text:p>
              <text:p text:style-name="P71"><text:span text:style-name="T12"/></text:p>
            </text:list-item>
          </text:list>
        </text:list-item>
      </text:list>
      <text:p text:style-name="P58"><text:span text:style-name="T10">6)</text:span> Временное добавление маршрутов</text:p>
      <text:list text:style-name="L84">
        <text:list-item>
          <text:p text:style-name="P30">Добавить маршрут (временно):</text:p>
          <text:list>
            <text:list-item>
              <text:p text:style-name="P30">ip route add &lt;network_ip&gt;/&lt;cidr&gt; via &lt;gateway_ip&gt; [metric &lt;metric&gt;]</text:p>
            </text:list-item>
          </text:list>
        </text:list-item>
        <text:list-item>
          <text:p text:style-name="P30">Просмотреть соседей (next hop):</text:p>
          <text:list>
            <text:list-item>
              <text:p text:style-name="P30">ip neighbors</text:p>
            </text:list-item>
          </text:list>
        </text:list-item>
      </text:list>
      <text:p text:style-name="P58"/>
      <text:p text:style-name="P58"><text:span text:style-name="T10">7)</text:span> Приоритеты маршрутов</text:p>
      <text:list text:style-name="L85">
        <text:list-item>
          <text:p text:style-name="P31">Если есть несколько маршрутов к одной сети, действует:</text:p>
          <text:list>
            <text:list-item>
              <text:p text:style-name="P31">Правило самого длинного совпадения (longest match): </text:p>
              <text:list>
                <text:list-item>
                  <text:p text:style-name="P31">наиболее специфичная сеть (с наибольшим префиксом)</text:p>
                </text:list-item>
              </text:list>
            </text:list-item>
            <text:list-item>
              <text:p text:style-name="P31">Правило наименьшего метрика (lowest metric): </text:p>
              <text:list>
                <text:list-item>
                  <text:p text:style-name="P31">чем меньше метрика, тем выше приоритет маршрута</text:p>
                </text:list-item>
              </text:list>
            </text:list-item>
            <text:list-item>
              <text:p text:style-name="P31">Equal cost load balancing: </text:p>
              <text:list>
                <text:list-item>
                  <text:p text:style-name="P31">балансировка между маршрутами с одинаковой стоимостью</text:p>
                </text:list-item>
              </text:list>
            </text:list-item>
          </text:list>
        </text:list-item>
      </text:list>
      <text:p text:style-name="P58"/>
      <text:p text:style-name="P58"><text:span text:style-name="T10">8) </text:span>Поле metric</text:p>
      <text:list text:style-name="L86">
        <text:list-item>
          <text:p text:style-name="P32">Используется для выбора лучшего маршрута, если есть несколько совпадающих. </text:p>
        </text:list-item>
        <text:list-item>
          <text:p text:style-name="P32">Чем меньше значение metric — тем лучше (выше приоритет).</text:p>
        </text:list-item>
      </text:list>
      <text:p text:style-name="P58"/>
      <text:p text:style-name="P58"><text:span text:style-name="T10">9) </text:span>Постоянная маршрутизация</text:p>
      <text:list text:style-name="L87">
        <text:list-item>
          <text:p text:style-name="P33">Ubuntu (начиная с 18.04)</text:p>
          <text:list>
            <text:list-item>
              <text:p text:style-name="P33">использовать Netplan для прописывания маршрутов в YAML-конфиге.</text:p>
            </text:list-item>
          </text:list>
        </text:list-item>
        <text:list-item>
          <text:p text:style-name="P33">Ubuntu legacy (до 18.04): </text:p>
          <text:list>
            <text:list-item>
              <text:p text:style-name="P33">добавлять команды route add в /etc/network/interfaces.</text:p>
            </text:list-item>
          </text:list>
        </text:list-item>
        <text:list-item>
          <text:p text:style-name="P33">RHEL/CentOS: </text:p>
          <text:list>
            <text:list-item>
              <text:p text:style-name="P33">для каждого интерфейса отдельный файл вида</text:p>
              <text:list>
                <text:list-item>
                  <text:p text:style-name="P72"><text:span text:style-name="T12">etc/sysconfig/network-scripts/route-&lt;interface_name&gt;, где сохраняются статические маршруты.</text:span></text:p>
                </text:list-item>
                <text:list-item>
                  <text:p text:style-name="P33">Также возможно использование nmcli для задания маршрутов и применения через systemctl restart network.</text:p>
                </text:list-item>
              </text:list>
            </text:list-item>
          </text:list>
        </text:list-item>
      </text:list>
      <text:p text:style-name="P58"/>
      <text:p text:style-name="P58"><text:span text:style-name="T10">10)</text:span> Динамическая маршрутизация</text:p>
      <text:list text:style-name="L88">
        <text:list-item>
          <text:p text:style-name="P34">Для автоматического обмена маршрутами и поддержания актуальной таблицы используются сервисы, например, Quagga:</text:p>
        </text:list-item>
        <text:list-item>
          <text:p text:style-name="P34">Поддерживает OSPF, RIP, BGP</text:p>
        </text:list-item>
        <text:list-item>
          <text:p text:style-name="P34">Конфигурационные файлы для каждого протокола отдельно</text:p>
          <text:list>
            <text:list-item>
              <text:p text:style-name="P34"><text:soft-page-break/>/etc/quagga/ospfd.conf, /etc/quagga/bgpd.conf и др.</text:p>
            </text:list-item>
          </text:list>
        </text:list-item>
      </text:list>
      <text:p text:style-name="P58"/>
      <text:p text:style-name="P58"><text:span text:style-name="T10">11) </text:span>Пример конфигов</text:p>
      <text:list text:style-name="L89">
        <text:list-item>
          <text:p text:style-name="P35">Для Netplan (Ubuntu ≥ 18.04):</text:p>
          <text:list>
            <text:list-header>
              <text:p text:style-name="P35">network:</text:p>
            </text:list-header>
          </text:list>
          <text:p text:style-name="P35"><text:s text:c="6"/><text:tab/>version: 2</text:p>
          <text:p text:style-name="P35"><text:s text:c="2"/><text:tab/>ethernets:</text:p>
          <text:p text:style-name="P35"><text:s text:c="4"/><text:tab/>enp0s3:</text:p>
          <text:p text:style-name="P35"><text:s text:c="6"/><text:tab/>addresses: [192.168.1.100/24]</text:p>
          <text:p text:style-name="P35"><text:s text:c="6"/><text:tab/>gateway4: 192.168.1.1</text:p>
          <text:p text:style-name="P35"><text:s text:c="6"/><text:tab/>routes:</text:p>
          <text:p text:style-name="P35"><text:s text:c="8"/><text:tab/><text:tab/>- to: 10.0.3.0/24</text:p>
          <text:p text:style-name="P35"><text:s text:c="9"/><text:tab/><text:tab/>via: 10.0.2.1</text:p>
        </text:list-item>
        <text:list-item>
          <text:p text:style-name="P35">Для CentOS/RHEL:</text:p>
          <text:list>
            <text:list-item>
              <text:p text:style-name="P35">Файл /etc/sysconfig/network-scripts/route-enp0s3:</text:p>
              <text:list>
                <text:list-item>
                  <text:p text:style-name="P35">10.0.3.0/24 via 10.0.2.1</text:p>
                </text:list-item>
              </text:list>
            </text:list-item>
            <text:list-item>
              <text:p text:style-name="P35">Через nmcli:</text:p>
              <text:list>
                <text:list-item>
                  <text:p text:style-name="P35">nmcli connection modify &lt;conn-name&gt; ipv4.routes "10.0.6.0/24 10.0.5.1"</text:p>
                </text:list-item>
                <text:list-item>
                  <text:p text:style-name="P35">systemctl restart network</text:p>
                </text:list-item>
              </text:list>
            </text:list-item>
          </text:list>
        </text:list-item>
      </text:list>
      <text:p text:style-name="P58"/>
      <text:p text:style-name="P58"><text:span text:style-name="T10">12) </text:span>Удаление пакета маршрутизатором</text:p>
      <text:list text:style-name="L90">
        <text:list-item>
          <text:p text:style-name="P36">Если TTL пакета стал равен нулю, или IP header checksum не прошёл проверку, либо нет маршрута — пакет отбрасывается, а в некоторых случаях отправляется ICMP сообщение (например, Time Exceeded или Destination Unreachable).</text:p>
        </text:list-item>
      </text:list>
      <text:p text:style-name="P58"/>
      <text:p text:style-name="P58"><text:span text:style-name="T10">13) </text:span>Правила и файлы конфигурации</text:p>
      <text:list text:style-name="L91">
        <text:list-item>
          <text:p text:style-name="P37">Статические маршруты для CentOS/RHEL сохраняются</text:p>
          <text:list>
            <text:list-item>
              <text:p text:style-name="P37">/etc/sysconfig/network-scripts/route-&lt;interface_name&gt;</text:p>
            </text:list-item>
          </text:list>
        </text:list-item>
        <text:list-item>
          <text:p text:style-name="P37">Для Ubuntu ≥ 18.04</text:p>
          <text:list>
            <text:list-item>
              <text:p text:style-name="P37">/etc/netplan/*.yaml</text:p>
            </text:list-item>
          </text:list>
        </text:list-item>
        <text:list-item>
          <text:p text:style-name="P37">Для Ubuntu &lt; 18.04</text:p>
          <text:list>
            <text:list-item>
              <text:p text:style-name="P37">/etc/network/interfaces</text:p>
            </text:list-item>
          </text:list>
        </text:list-item>
      </text:list>
      <text:p text:style-name="P82"><text:span text:style-name="T12"/></text:p>
      <text:p text:style-name="P82"><text:span text:style-name="T12">🟢 </text:span><text:span text:style-name="T16">Linux Network Troubleshooting</text:span></text:p>
      <text:p text:style-name="P82"><text:span text:style-name="T12"/></text:p>
      <text:p text:style-name="P82"><text:span text:style-name="T19">1)</text:span><text:span text:style-name="T12"> Документирование сети и подготовка к поиску неисправностей</text:span></text:p>
      <text:list text:style-name="L92">
        <text:list-item>
          <text:p text:style-name="P38">Документирование — это основа грамотного администрирования и диагностики.</text:p>
        </text:list-item>
        <text:list-item>
          <text:p text:style-name="P38">Вся важная информация должна быть зафиксирована:</text:p>
          <text:list>
            <text:list-item>
              <text:p text:style-name="P38">Топология сети — наглядная карта всех сегментов, маршрутизаторов, шлюзов, серверов, с ролями и IP-адресами.</text:p>
            </text:list-item>
            <text:list-item>
              <text:p text:style-name="P38">Таблицы конфигураций конечных устройств (End-system Configuration Table):</text:p>
              <text:list>
                <text:list-item>
                  <text:p text:style-name="P38"><text:soft-page-break/>Имя устройства (назначение)</text:p>
                </text:list-item>
                <text:list-item>
                  <text:p text:style-name="P38">ОС и версия</text:p>
                </text:list-item>
                <text:list-item>
                  <text:p text:style-name="P38">Интерфейс, MAC, IP-адрес</text:p>
                </text:list-item>
                <text:list-item>
                  <text:p text:style-name="P38">Маска подсети, шлюз, DNS-сервер</text:p>
                </text:list-item>
              </text:list>
            </text:list-item>
            <text:list-item>
              <text:p text:style-name="P38">Почему важно?</text:p>
              <text:list>
                <text:list-item>
                  <text:p text:style-name="P38">Это даёт быстрый доступ к информации, упрощает поиск узких мест и экономит время при сбоях.</text:p>
                </text:list-item>
              </text:list>
            </text:list-item>
          </text:list>
        </text:list-item>
      </text:list>
      <text:p text:style-name="P82"><text:span text:style-name="T12"/></text:p>
      <text:p text:style-name="P82"><text:span text:style-name="T19">2)</text:span><text:span text:style-name="T12"> Общая процедура устранения неисправностей</text:span></text:p>
      <text:list text:style-name="L93">
        <text:list-item>
          <text:p text:style-name="P39">Сбор симптомов</text:p>
          <text:list>
            <text:list-item>
              <text:p text:style-name="P39">Внимательно собираются все проявления проблемы: что не работает, где, когда, на каких устройствах.</text:p>
            </text:list-item>
            <text:list-item>
              <text:p text:style-name="P39">Фиксация жалоб пользователей, логов системы, сетевых событий.</text:p>
            </text:list-item>
          </text:list>
        </text:list-item>
        <text:list-item>
          <text:p text:style-name="P39">Изоляция проблемы (Problem isolation)</text:p>
          <text:list>
            <text:list-item>
              <text:p text:style-name="P39">Последовательно устраняются переменные: исключение лишних факторов, пока не останется одна истинная причина.</text:p>
            </text:list-item>
            <text:list-item>
              <text:p text:style-name="P39">Пример: временно отключить подозрительный сегмент, проверить кабели, заменить порт, сменить интерфейс.</text:p>
            </text:list-item>
          </text:list>
        </text:list-item>
        <text:list-item>
          <text:p text:style-name="P39">Внедрение решения</text:p>
          <text:list>
            <text:list-item>
              <text:p text:style-name="P39">После точной диагностики — применение корректирующих мер (перезапуск службы, замена оборудования, изменение конфигов).</text:p>
            </text:list-item>
            <text:list-item>
              <text:p text:style-name="P39">Проверка эффекта: тестирование доступности, функциональности.</text:p>
            </text:list-item>
          </text:list>
        </text:list-item>
        <text:list-item>
          <text:p text:style-name="P39">Документирование результата</text:p>
          <text:list>
            <text:list-item>
              <text:p text:style-name="P39">Подробная запись: в чём была причина, как исправили, что помогло, советы на будущее.</text:p>
            </text:list-item>
            <text:list-item>
              <text:p text:style-name="P39">Внесение изменений в топологию и конфиги.</text:p>
            </text:list-item>
          </text:list>
        </text:list-item>
      </text:list>
      <text:p text:style-name="P82"><text:span text:style-name="T12"/></text:p>
      <text:p text:style-name="P82"><text:span text:style-name="T19">3) </text:span><text:span text:style-name="T12">Использование сетевых моделей для диагностики</text:span></text:p>
      <text:list text:style-name="L94">
        <text:list-item>
          <text:p text:style-name="P40">Анализировать проблему по слоям OSI/TCP-IP:</text:p>
          <text:list>
            <text:list-item>
              <text:p text:style-name="P40">Физика: </text:p>
              <text:list>
                <text:list-item>
                  <text:p text:style-name="P40">кабель, порт, питание, соединение</text:p>
                </text:list-item>
              </text:list>
            </text:list-item>
            <text:list-item>
              <text:p text:style-name="P40">Канальный: </text:p>
              <text:list>
                <text:list-item>
                  <text:p text:style-name="P73"><text:span text:style-name="T12">MAC-адреса, ARP, VLAN, duplex/speed</text:span></text:p>
                </text:list-item>
              </text:list>
            </text:list-item>
            <text:list-item>
              <text:p text:style-name="P40">Сеть: </text:p>
              <text:list>
                <text:list-item>
                  <text:p text:style-name="P40">IP, маршрутизация, маски, TTL, ICMP</text:p>
                </text:list-item>
              </text:list>
            </text:list-item>
            <text:list-item>
              <text:p text:style-name="P40">Транспорт: </text:p>
              <text:list>
                <text:list-item>
                  <text:p text:style-name="P40">TCP/UDP, порты, firewall</text:p>
                </text:list-item>
              </text:list>
            </text:list-item>
            <text:list-item>
              <text:p text:style-name="P40">Сессия/приложение: </text:p>
              <text:list>
                <text:list-item>
                  <text:p text:style-name="P40">сервисы, DNS, HTTP, почта и т. д.</text:p>
                </text:list-item>
              </text:list>
            </text:list-item>
          </text:list>
        </text:list-item>
        <text:list-item>
          <text:p text:style-name="P40">Для аппаратных проблем — фокус на нижние слои, для программных — на верхние.</text:p>
        </text:list-item>
      </text:list>
      <text:p text:style-name="P82"><text:span text:style-name="T12"/></text:p>
      <text:p text:style-name="P82"><text:soft-page-break/><text:span text:style-name="T19">4) </text:span><text:span text:style-name="T12">Инструменты Linux для мониторинга и диагностики</text:span></text:p>
      <text:list text:style-name="L95">
        <text:list-item>
          <text:p text:style-name="P41">ping</text:p>
          <text:list>
            <text:list-item>
              <text:p text:style-name="P41">Проверяет, доступен ли удалённый узел.</text:p>
            </text:list-item>
            <text:list-item>
              <text:p text:style-name="P41">Показывает задержку (RTT), количество hops, факт доступности.</text:p>
            </text:list-item>
            <text:list-item>
              <text:p text:style-name="P41">ICMP Echo-запросы, работает везде.</text:p>
            </text:list-item>
          </text:list>
        </text:list-item>
        <text:list-item>
          <text:p text:style-name="P74"><text:span text:style-name="T13">t</text:span><text:span text:style-name="T12">raceroute</text:span></text:p>
          <text:list>
            <text:list-item>
              <text:p text:style-name="P41">Последовательно определяет маршрут пакета через всю сеть.</text:p>
            </text:list-item>
            <text:list-item>
              <text:p text:style-name="P41">Показывает каждый промежуточный hop, где может происходить задержка или разрыв.</text:p>
            </text:list-item>
          </text:list>
        </text:list-item>
        <text:list-item>
          <text:p text:style-name="P74"><text:span text:style-name="T13">m</text:span><text:span text:style-name="T12">tr</text:span></text:p>
          <text:list>
            <text:list-item>
              <text:p text:style-name="P41">Сочетает возможности ping и traceroute.</text:p>
            </text:list-item>
            <text:list-item>
              <text:p text:style-name="P41">Отображает маршрут и статистику по каждому узлу в реальном времени.</text:p>
            </text:list-item>
          </text:list>
        </text:list-item>
        <text:list-item>
          <text:p text:style-name="P74"><text:span text:style-name="T13">n</text:span><text:span text:style-name="T12">etstat</text:span></text:p>
          <text:list>
            <text:list-item>
              <text:p text:style-name="P41">Выводит все открытые соединения, занятые порты, статистику протоколов.</text:p>
            </text:list-item>
            <text:list-item>
              <text:p text:style-name="P41">Можно выяснить, какие процессы используют сеть.</text:p>
            </text:list-item>
          </text:list>
        </text:list-item>
        <text:list-item>
          <text:p text:style-name="P41">dig, host, nslookup </text:p>
          <text:list>
            <text:list-item>
              <text:p text:style-name="P41">Инструменты для работы с DNS.</text:p>
            </text:list-item>
            <text:list-item>
              <text:p text:style-name="P41">Позволяют узнать IP по имени, имя по IP, детали о серверах DNS.</text:p>
            </text:list-item>
          </text:list>
        </text:list-item>
        <text:list-item>
          <text:p text:style-name="P74"><text:span text:style-name="T13">a</text:span><text:span text:style-name="T12">rp</text:span></text:p>
          <text:list>
            <text:list-item>
              <text:p text:style-name="P41">Показывает ARP-таблицу (IP ↔ MAC), помогает выявить ошибки на уровне локальной сети.</text:p>
            </text:list-item>
          </text:list>
        </text:list-item>
        <text:list-item>
          <text:p text:style-name="P74"><text:span text:style-name="T13">n</text:span><text:span text:style-name="T12">map</text:span></text:p>
          <text:list>
            <text:list-item>
              <text:p text:style-name="P41">Сканирует сеть на открытые порты, сервисы, уязвимости.</text:p>
            </text:list-item>
            <text:list-item>
              <text:p text:style-name="P41">Используется для аудита и поиска живых хостов.</text:p>
            </text:list-item>
          </text:list>
        </text:list-item>
        <text:list-item>
          <text:p text:style-name="P74"><text:span text:style-name="T13">t</text:span><text:span text:style-name="T12">cpdump</text:span></text:p>
          <text:list>
            <text:list-item>
              <text:p text:style-name="P41">Захватывает и анализирует сетевые пакеты.</text:p>
            </text:list-item>
            <text:list-item>
              <text:p text:style-name="P41">Позволяет детально посмотреть, что реально передаётся в сети, выявить аномалии, ошибки, атаки.</text:p>
            </text:list-item>
          </text:list>
        </text:list-item>
      </text:list>
      <text:p text:style-name="P82"><text:span text:style-name="T12"/></text:p>
      <text:p text:style-name="P82"><text:span text:style-name="T19">5) </text:span><text:span text:style-name="T12">Примеры диагностических шагов</text:span></text:p>
      <text:list text:style-name="L96">
        <text:list-item>
          <text:p text:style-name="P42">Проверить физическую целостность (светодиоды, кабели, порты).</text:p>
        </text:list-item>
        <text:list-item>
          <text:p text:style-name="P42">Использовать ping для определения доступности узла/сети.</text:p>
        </text:list-item>
        <text:list-item>
          <text:p text:style-name="P75"><text:span text:style-name="T12">Запустить traceroute/mtr, чтобы узнать, на каком участке есть обрыв.</text:span></text:p>
        </text:list-item>
        <text:list-item>
          <text:p text:style-name="P42">Проверить netstat — какие соединения открыты, есть ли подозрительные процессы.</text:p>
        </text:list-item>
        <text:list-item>
          <text:p text:style-name="P42">Проверить настройки DNS с помощью dig/host/nslookup.</text:p>
        </text:list-item>
        <text:list-item>
          <text:p text:style-name="P42">Проанализировать arp-таблицу — нет ли конфликтов MAC-адресов.</text:p>
        </text:list-item>
        <text:list-item>
          <text:p text:style-name="P42">Если нужно — использовать tcpdump для анализа сетевого трафика на конкретном интерфейсе.</text:p>
        </text:list-item>
      </text:list>
      <text:p text:style-name="P82"><text:span text:style-name="T12"/></text:p>
      <text:p text:style-name="P82"><text:span text:style-name="T19">6)</text:span><text:span text:style-name="T12"> Контрольные вопросы и важные нюансы</text:span></text:p>
      <text:list text:style-name="L97">
        <text:list-item>
          <text:p text:style-name="P43"><text:soft-page-break/>Problem isolation — это последовательное исключение факторов, чтобы выявить истинную причину проблемы.</text:p>
        </text:list-item>
        <text:list-item>
          <text:p text:style-name="P43">ping позволяет узнать, доступен ли удалённый узел и сколько времени занимает обмен.</text:p>
        </text:list-item>
        <text:list-item>
          <text:p text:style-name="P43">netstat показывает все сетевые соединения и порты.</text:p>
        </text:list-item>
        <text:list-item>
          <text:p text:style-name="P43">dig, host, nslookup дают информацию о разрешении доменных имён.</text:p>
        </text:list-item>
        <text:list-item>
          <text:p text:style-name="P43">Важно всё фиксировать и после устранения — обновлять документацию.</text:p>
        </text:list-item>
      </text:list>
      <text:p text:style-name="P82"><text:span text:style-name="T12"/></text:p>
      <text:p text:style-name="P82"><text:span text:style-name="T12">🟢 </text:span><text:span text:style-name="T16">Linux Firewall &amp; NAT</text:span></text:p>
      <text:p text:style-name="P82"><text:span text:style-name="T12"/></text:p>
      <text:p text:style-name="P82"><text:span text:style-name="T20">1)</text:span><text:span text:style-name="T12"> Обзор firewall-технологий</text:span></text:p>
      <text:list text:style-name="L98">
        <text:list-item>
          <text:p text:style-name="P44">Firewall — это сетевой экран (система контроля доступа), который анализирует, фильтрует и пропускает или блокирует сетевые пакеты на основании набора правил.</text:p>
        </text:list-item>
        <text:list-item>
          <text:p text:style-name="P44">Основные задачи firewall:</text:p>
          <text:list>
            <text:list-item>
              <text:p text:style-name="P44">Создать границу между доверенной и недоверенной сетями (например, между корпоративной сетью и Интернетом)</text:p>
            </text:list-item>
            <text:list-item>
              <text:p text:style-name="P44">Контролировать доступ между сегментами внутри одной организации (DMZ, серверная зона, рабочие станции)</text:p>
            </text:list-item>
            <text:list-item>
              <text:p text:style-name="P44">Обеспечивать запись (логи) всех попыток доступа и атак</text:p>
            </text:list-item>
          </text:list>
        </text:list-item>
        <text:list-item>
          <text:p text:style-name="P44">Ключевые характеристики:</text:p>
          <text:list>
            <text:list-item>
              <text:p text:style-name="P44">Physical barrier — физическая или виртуальная граница, через которую не может пройти нежелательный трафик</text:p>
            </text:list-item>
            <text:list-item>
              <text:p text:style-name="P44">Multi-purpose — firewall может выполнять функции маршрутизатора, NAT, прокси, фильтрации по содержимому, балансировки и т. д.</text:p>
            </text:list-item>
            <text:list-item>
              <text:p text:style-name="P44">Single transit point — часто firewall — это единственная точка транзита между сетями, всё проходит только через него</text:p>
            </text:list-item>
            <text:list-item>
              <text:p text:style-name="P44">Flexible security policies — настраиваемые политики для разных групп, сервисов, зон</text:p>
            </text:list-item>
          </text:list>
        </text:list-item>
      </text:list>
      <text:p text:style-name="P82"><text:span text:style-name="T12"/></text:p>
      <text:p text:style-name="P82"><text:span text:style-name="T20">2) </text:span><text:span text:style-name="T12">Основные типы firewall</text:span></text:p>
      <text:list text:style-name="L99">
        <text:list-item>
          <text:p text:style-name="P45">Packet-filtering firewall</text:p>
          <text:list>
            <text:list-item>
              <text:p text:style-name="P76"><text:span text:style-name="T12">Самый базовый тип, фильтрует пакеты по адресу источника, назначения, номеру порта, протоколу (TCP, UDP, ICMP), обычно работает на 3–4 уровне OSI.</text:span></text:p>
            </text:list-item>
            <text:list-item>
              <text:p text:style-name="P45">Чаще всего реализован в виде маршрутизатора или отдельного устройства.</text:p>
            </text:list-item>
          </text:list>
        </text:list-item>
        <text:list-item>
          <text:p text:style-name="P45">Stateful firewall</text:p>
          <text:list>
            <text:list-item>
              <text:p text:style-name="P45">Не только фильтрует по правилам, но и отслеживает состояние соединения. </text:p>
            </text:list-item>
            <text:list-item>
              <text:p text:style-name="P45">Может анализировать фазы соединения (инициация, передача, завершение), и принимать решения исходя из контекста.</text:p>
            </text:list-item>
            <text:list-item>
              <text:p text:style-name="P45"><text:soft-page-break/>Например, если разрешено исходящее соединение, то разрешается и обратный входящий трафик по тому же соединению.</text:p>
            </text:list-item>
          </text:list>
        </text:list-item>
        <text:list-item>
          <text:p text:style-name="P45">Application gateway firewall (proxy firewall)</text:p>
          <text:list>
            <text:list-item>
              <text:p text:style-name="P45">Анализирует трафик не только на сетевом и транспортном уровне, но и на уровне приложений (HTTP, FTP, SMTP). </text:p>
            </text:list-item>
            <text:list-item>
              <text:p text:style-name="P45">Может фильтровать запросы к конкретным ресурсам, анализировать содержимое, предотвращать вредоносные запросы.</text:p>
            </text:list-item>
          </text:list>
        </text:list-item>
        <text:list-item>
          <text:p text:style-name="P45">Host-based firewall</text:p>
          <text:list>
            <text:list-item>
              <text:p text:style-name="P45">Фаервол работает как программа на самом сервере или рабочей станции, защищает только этот хост.</text:p>
            </text:list-item>
          </text:list>
        </text:list-item>
        <text:list-item>
          <text:p text:style-name="P45">Transparent firewall</text:p>
          <text:list>
            <text:list-item>
              <text:p text:style-name="P45">Особенность — не изменяет заголовки IP-пакетов, работает между двумя bridge-интерфейсами, фильтрует трафик прозрачно, так что конечные узлы «не замечают» его существования.</text:p>
            </text:list-item>
          </text:list>
        </text:list-item>
      </text:list>
      <text:p text:style-name="P82"><text:span text:style-name="T12"/></text:p>
      <text:p text:style-name="P82"><text:span text:style-name="T20">3)</text:span><text:span text:style-name="T12"> Принципы packet filtering (фильтрация пакетов)</text:span></text:p>
      <text:list text:style-name="L100">
        <text:list-item>
          <text:p text:style-name="P46">Каждое правило анализирует одно или несколько полей пакета (IP адрес, порт, протокол).</text:p>
        </text:list-item>
        <text:list-item>
          <text:p text:style-name="P46">Действие — разрешить или запретить (accept/drop/reject).</text:p>
        </text:list-item>
        <text:list-item>
          <text:p text:style-name="P46">Правила применяются по порядку:</text:p>
          <text:list>
            <text:list-item>
              <text:p text:style-name="P46">Сначала первое, если не подошло — второе и так далее до первого совпадения.</text:p>
            </text:list-item>
            <text:list-item>
              <text:p text:style-name="P46">После выполнения действия — дальнейшая проверка останавливается.</text:p>
            </text:list-item>
          </text:list>
        </text:list-item>
        <text:list-item>
          <text:p text:style-name="P46">В конце всегда есть правило по умолчанию (обычно drop).</text:p>
        </text:list-item>
        <text:list-item>
          <text:p text:style-name="P46">Пример:</text:p>
          <text:list>
            <text:list-item>
              <text:p text:style-name="P46">deny source IP 10.1.10.1/32</text:p>
            </text:list-item>
            <text:list-item>
              <text:p text:style-name="P46">allow source IP 10.1.10.0/24</text:p>
            </text:list-item>
            <text:list-item>
              <text:p text:style-name="P46">deny source IP 10.1.0.0/16</text:p>
            </text:list-item>
            <text:list-item>
              <text:p text:style-name="P46">allow source IP 10.0.0.0/8</text:p>
            </text:list-item>
            <text:list-item>
              <text:p text:style-name="P46">deny source IP 0.0.0.0/0</text:p>
            </text:list-item>
          </text:list>
        </text:list-item>
      </text:list>
      <text:p text:style-name="P82"><text:span text:style-name="T12"/></text:p>
      <text:p text:style-name="P82"><text:span text:style-name="T20">4) </text:span><text:span text:style-name="T12">Как работает stateful firewall</text:span></text:p>
      <text:list text:style-name="L101">
        <text:list-item>
          <text:p text:style-name="P47">Запоминает все активные соединения и их состояние.</text:p>
        </text:list-item>
        <text:list-item>
          <text:p text:style-name="P47">На каждый новый пакет смотрит, связан ли он с уже разрешённым соединением (например, ответ на твой исходящий запрос).</text:p>
        </text:list-item>
        <text:list-item>
          <text:p text:style-name="P47">Может блокировать отдельные типы атак (например, повторная попытка установить уже закрытое соединение).</text:p>
        </text:list-item>
      </text:list>
      <text:p text:style-name="P82"><text:span text:style-name="T12"/></text:p>
      <text:p text:style-name="P82"><text:span text:style-name="T20">5)</text:span><text:span text:style-name="T12"> Пример DMZ (демилитаризованная зона)</text:span></text:p>
      <text:list text:style-name="L102">
        <text:list-item>
          <text:p text:style-name="P48">DMZ — отдельная подсеть, куда помещают внешние сервисы (веб-серверы, почтовые, DNS).</text:p>
        </text:list-item>
        <text:list-item>
          <text:p text:style-name="P48"><text:soft-page-break/>Защитный механизм: если злоумышленник взломал сервер в DMZ, он не попадает сразу во внутреннюю сеть — трафик идёт через отдельные firewall-правила.</text:p>
        </text:list-item>
      </text:list>
      <text:p text:style-name="P82"><text:span text:style-name="T12"/></text:p>
      <text:p text:style-name="P82"><text:span text:style-name="T20">6)</text:span><text:span text:style-name="T12"> Практические рекомендации</text:span></text:p>
      <text:list text:style-name="L103">
        <text:list-item>
          <text:p text:style-name="P49">Firewall ставить только на границе зон безопасности.</text:p>
        </text:list-item>
        <text:list-item>
          <text:p text:style-name="P49">Стратегия: по умолчанию запрещать всё, разрешать только нужное.</text:p>
        </text:list-item>
        <text:list-item>
          <text:p text:style-name="P49">Регулярно проверять логи firewall.</text:p>
        </text:list-item>
        <text:list-item>
          <text:p text:style-name="P49">Не полагаться только на firewall: комплексная защита включает обновления, контроль доступа, антивирус, резервные копии.</text:p>
        </text:list-item>
      </text:list>
      <text:p text:style-name="P82"><text:span text:style-name="T12"/></text:p>
      <text:p text:style-name="P82"><text:span text:style-name="T20">7)</text:span><text:span text:style-name="T12"> Linux Firewall — iptables</text:span></text:p>
      <text:list text:style-name="L104">
        <text:list-item>
          <text:p text:style-name="P50">Общая архитектура</text:p>
          <text:list>
            <text:list-item>
              <text:p text:style-name="P50">iptables — основной инструмент управления фильтрацией и NAT в Linux.</text:p>
            </text:list-item>
            <text:list-item>
              <text:p text:style-name="P50">Работает поверх ядра Linux через систему netfilter.</text:p>
            </text:list-item>
            <text:list-item>
              <text:p text:style-name="P50">Взаимодействует через четыре основные таблицы:</text:p>
              <text:list>
                <text:list-item>
                  <text:p text:style-name="P50">filter (основная)</text:p>
                </text:list-item>
                <text:list-item>
                  <text:p text:style-name="P50">nat (для NAT/PAT)</text:p>
                </text:list-item>
                <text:list-item>
                  <text:p text:style-name="P50">mangle (для изменения заголовков)</text:p>
                </text:list-item>
                <text:list-item>
                  <text:p text:style-name="P50">raw (для специальных случаев, обход трекинга)</text:p>
                </text:list-item>
              </text:list>
            </text:list-item>
          </text:list>
        </text:list-item>
        <text:list-item>
          <text:p text:style-name="P50">Цепочки (chains) внутри таблиц:</text:p>
          <text:p text:style-name="P77"><text:span text:style-name="T14"/></text:p>
        </text:list-item>
      </text:list>
      <table:table table:name="Table45" table:style-name="Table45">
        <table:table-column table:style-name="Table45.A"/>
        <table:table-column table:style-name="Table45.B"/>
        <table:table-column table:style-name="Table45.C"/>
        <table:table-header-rows>
          <table:table-row>
            <table:table-cell table:style-name="Table45.A1" office:value-type="string">
              <text:p text:style-name="P86">Таблица</text:p>
            </table:table-cell>
            <table:table-cell table:style-name="Table45.A1" office:value-type="string">
              <text:p text:style-name="P86">Цепочка</text:p>
            </table:table-cell>
            <table:table-cell table:style-name="Table45.A1" office:value-type="string">
              <text:p text:style-name="P86">Назначение</text:p>
            </table:table-cell>
          </table:table-row>
        </table:table-header-rows>
        <table:table-row>
          <table:table-cell table:style-name="Table45.A2" office:value-type="string">
            <text:p text:style-name="P84">filter</text:p>
          </table:table-cell>
          <table:table-cell table:style-name="Table45.B2" office:value-type="string">
            <text:p text:style-name="P84">INPUT</text:p>
          </table:table-cell>
          <table:table-cell table:style-name="Table45.C2" office:value-type="string">
            <text:p text:style-name="P84">Трафик, приходящий на сам хост</text:p>
          </table:table-cell>
        </table:table-row>
        <table:table-row>
          <table:table-cell table:style-name="Table45.A2" office:value-type="string">
            <text:p text:style-name="P84">filter</text:p>
          </table:table-cell>
          <table:table-cell table:style-name="Table45.B2" office:value-type="string">
            <text:p text:style-name="P84">OUTPUT</text:p>
          </table:table-cell>
          <table:table-cell table:style-name="Table45.C2" office:value-type="string">
            <text:p text:style-name="P84">Трафик, исходящий с хоста</text:p>
          </table:table-cell>
        </table:table-row>
        <table:table-row>
          <table:table-cell table:style-name="Table45.A2" office:value-type="string">
            <text:p text:style-name="P84">filter</text:p>
          </table:table-cell>
          <table:table-cell table:style-name="Table45.B2" office:value-type="string">
            <text:p text:style-name="P84">FORWARD</text:p>
          </table:table-cell>
          <table:table-cell table:style-name="Table45.C2" office:value-type="string">
            <text:p text:style-name="P84">Трафик, проходящий через хост</text:p>
          </table:table-cell>
        </table:table-row>
        <table:table-row>
          <table:table-cell table:style-name="Table45.A2" office:value-type="string">
            <text:p text:style-name="P84">nat</text:p>
          </table:table-cell>
          <table:table-cell table:style-name="Table45.B2" office:value-type="string">
            <text:p text:style-name="P84">PREROUTING</text:p>
          </table:table-cell>
          <table:table-cell table:style-name="Table45.C2" office:value-type="string">
            <text:p text:style-name="P84">До маршрутизации (обычно DNAT)</text:p>
          </table:table-cell>
        </table:table-row>
        <table:table-row>
          <table:table-cell table:style-name="Table45.A2" office:value-type="string">
            <text:p text:style-name="P84">nat</text:p>
          </table:table-cell>
          <table:table-cell table:style-name="Table45.B2" office:value-type="string">
            <text:p text:style-name="P84">POSTROUTING</text:p>
          </table:table-cell>
          <table:table-cell table:style-name="Table45.C2" office:value-type="string">
            <text:p text:style-name="P84">После маршрутизации (обычно SNAT, PAT)</text:p>
          </table:table-cell>
        </table:table-row>
        <table:table-row>
          <table:table-cell table:style-name="Table45.A2" office:value-type="string">
            <text:p text:style-name="P84">nat</text:p>
          </table:table-cell>
          <table:table-cell table:style-name="Table45.B2" office:value-type="string">
            <text:p text:style-name="P84">OUTPUT</text:p>
          </table:table-cell>
          <table:table-cell table:style-name="Table45.C2" office:value-type="string">
            <text:p text:style-name="P84">Для локальных процессов</text:p>
          </table:table-cell>
        </table:table-row>
      </table:table>
      <text:p text:style-name="P82"><text:span text:style-name="T12"/></text:p>
      <text:list text:style-name="L105">
        <text:list-item>
          <text:p text:style-name="P51">Правила (rules) и цели (targets)</text:p>
          <text:list>
            <text:list-item>
              <text:p text:style-name="P78"><text:span text:style-name="T12">Каждое правило определяет критерии (адреса, порты, протоколы) и действие (target):</text:span></text:p>
              <text:list>
                <text:list-item>
                  <text:p text:style-name="P51">ACCEPT — пропустить пакет</text:p>
                </text:list-item>
                <text:list-item>
                  <text:p text:style-name="P51">DROP — отбросить без уведомления</text:p>
                </text:list-item>
                <text:list-item>
                  <text:p text:style-name="P51">REJECT — отбросить с уведомлением</text:p>
                </text:list-item>
                <text:list-item>
                  <text:p text:style-name="P51">QUEUE — отправить в пользовательское пространство</text:p>
                </text:list-item>
                <text:list-item>
                  <text:p text:style-name="P51">RETURN — выйти из текущей цепочки и продолжить в вызывающей</text:p>
                </text:list-item>
              </text:list>
            </text:list-item>
            <text:list-item>
              <text:p text:style-name="P51">Типовые команды iptables</text:p>
              <text:list>
                <text:list-item>
                  <text:p text:style-name="P51"><text:soft-page-break/>Посмотреть правила:</text:p>
                  <text:list>
                    <text:list-item>
                      <text:p text:style-name="P51">sudo iptables -L -v</text:p>
                    </text:list-item>
                    <text:list-item>
                      <text:p text:style-name="P51">sudo iptables -t nat -L -v</text:p>
                    </text:list-item>
                  </text:list>
                </text:list-item>
                <text:list-item>
                  <text:p text:style-name="P51">Добавить правило:</text:p>
                  <text:list>
                    <text:list-item>
                      <text:p text:style-name="P51">sudo iptables -A INPUT -p tcp --dport 22 -j ACCEPT</text:p>
                    </text:list-item>
                  </text:list>
                </text:list-item>
                <text:list-item>
                  <text:p text:style-name="P51">Блокировать весь трафик:</text:p>
                  <text:list>
                    <text:list-item>
                      <text:p text:style-name="P51">sudo iptables -A INPUT -j DROP</text:p>
                    </text:list-item>
                  </text:list>
                </text:list-item>
                <text:list-item>
                  <text:p text:style-name="P51">Удалить правило по номеру:</text:p>
                  <text:list>
                    <text:list-item>
                      <text:p text:style-name="P51">sudo iptables -D INPUT 2</text:p>
                    </text:list-item>
                  </text:list>
                </text:list-item>
                <text:list-item>
                  <text:p text:style-name="P51">Удалить правило по совпадению:</text:p>
                  <text:list>
                    <text:list-item>
                      <text:p text:style-name="P51">sudo iptables -D INPUT -p icmp -j ACCEPT</text:p>
                    </text:list-item>
                  </text:list>
                </text:list-item>
                <text:list-item>
                  <text:p text:style-name="P51">Очистить всю цепочку:</text:p>
                  <text:list>
                    <text:list-item>
                      <text:p text:style-name="P51">sudo iptables -F INPUT</text:p>
                    </text:list-item>
                  </text:list>
                </text:list-item>
                <text:list-item>
                  <text:p text:style-name="P51">Обнулить счётчики пакетов:</text:p>
                  <text:list>
                    <text:list-item>
                      <text:p text:style-name="P51">sudo iptables -Z INPUT</text:p>
                    </text:list-item>
                  </text:list>
                </text:list-item>
                <text:list-item>
                  <text:p text:style-name="P51">Сохранить конфиг:</text:p>
                  <text:list>
                    <text:list-item>
                      <text:p text:style-name="P51">sudo iptables-save &gt; /etc/iptables/rules.v4</text:p>
                    </text:list-item>
                  </text:list>
                </text:list-item>
                <text:list-item>
                  <text:p text:style-name="P51">Восстановить конфиг:</text:p>
                  <text:list>
                    <text:list-item>
                      <text:p text:style-name="P51">sudo iptables-restore &lt; /etc/iptables/rules.v4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12"/></text:p>
      <text:p text:style-name="P82"><text:span text:style-name="T21">8)</text:span><text:span text:style-name="T12"> Подробнее о таблицах iptables</text:span></text:p>
      <text:list text:style-name="L106">
        <text:list-item>
          <text:p text:style-name="P52">filter</text:p>
          <text:list>
            <text:list-item>
              <text:p text:style-name="P52">Главная таблица, отвечает за фильтрацию — все решения о разрешении/блокировке трафика.</text:p>
            </text:list-item>
          </text:list>
        </text:list-item>
        <text:list-item>
          <text:p text:style-name="P79"><text:span text:style-name="T15">n</text:span><text:span text:style-name="T12">at</text:span></text:p>
          <text:list>
            <text:list-item>
              <text:p text:style-name="P52">Для NAT, SNAT, DNAT, PAT, Port Forwarding.</text:p>
            </text:list-item>
            <text:list-item>
              <text:p text:style-name="P52">Изменяет source и destination адреса пакетов.</text:p>
            </text:list-item>
          </text:list>
        </text:list-item>
        <text:list-item>
          <text:p text:style-name="P79"><text:span text:style-name="T15">m</text:span><text:span text:style-name="T12">angle</text:span></text:p>
          <text:list>
            <text:list-item>
              <text:p text:style-name="P52">Изменяет параметры IP-заголовков: TTL, Type of Service (ToS), маркировка пакетов (QoS).</text:p>
            </text:list-item>
          </text:list>
        </text:list-item>
        <text:list-item>
          <text:p text:style-name="P79"><text:span text:style-name="T15">r</text:span><text:span text:style-name="T12">aw </text:span></text:p>
        </text:list-item>
        <text:list-item>
          <text:p text:style-name="P52">Используется для обхода stateful connection tracking, редко применяется в обычных задачах.</text:p>
        </text:list-item>
      </text:list>
      <text:p text:style-name="P82"><text:span text:style-name="T12"/></text:p>
      <text:p text:style-name="P82"><text:span text:style-name="T21">9) </text:span><text:span text:style-name="T12">Типы NAT и их применение</text:span></text:p>
      <text:list text:style-name="L107">
        <text:list-item>
          <text:p text:style-name="P53">Static NAT</text:p>
          <text:list>
            <text:list-item>
              <text:p text:style-name="P80"><text:span text:style-name="T12">однозначное сопоставление внутреннего и внешнего адреса (1:1).</text:span></text:p>
            </text:list-item>
          </text:list>
        </text:list-item>
        <text:list-item>
          <text:p text:style-name="P53">Dynamic NAT</text:p>
          <text:list>
            <text:list-item>
              <text:p text:style-name="P53">из пула выделяется первый свободный внешний адрес, когда это нужно.</text:p>
            </text:list-item>
          </text:list>
        </text:list-item>
        <text:list-item>
          <text:p text:style-name="P53">PAT (Port Address Translation / masquerading)</text:p>
          <text:list>
            <text:list-item>
              <text:p text:style-name="P53">все внутренние IP адреса преобразуются в один внешний адрес, но с разными портами. Это основной способ выхода в интернет через домашний роутер.</text:p>
            </text:list-item>
          </text:list>
        </text:list-item>
        <text:list-item>
          <text:p text:style-name="P53"><text:soft-page-break/>SNAT</text:p>
          <text:list>
            <text:list-item>
              <text:p text:style-name="P53">изменяет source address (часто для выхода в интернет).</text:p>
            </text:list-item>
            <text:list-item>
              <text:p text:style-name="P53">DNAT — изменяет destination address (перенаправление извне на внутренний сервер).</text:p>
            </text:list-item>
          </text:list>
        </text:list-item>
        <text:list-item>
          <text:p text:style-name="P53">Port forwarding</text:p>
          <text:list>
            <text:list-item>
              <text:p text:style-name="P53">разновидность DNAT, когда один внешний порт переадресуется на конкретный внутренний хост и порт.</text:p>
            </text:list-item>
          </text:list>
        </text:list-item>
      </text:list>
      <text:p text:style-name="P82"><text:span text:style-name="T12"/></text:p>
      <text:p text:style-name="P82"><text:span text:style-name="T21">10) </text:span><text:span text:style-name="T12">Конфигурирование NAT/PAT через iptables</text:span></text:p>
      <text:list text:style-name="L108">
        <text:list-item>
          <text:p text:style-name="P54">PAT (маскарадинг, наиболее частый для интернет-шлюза)</text:p>
          <text:list>
            <text:list-item>
              <text:p text:style-name="P54">sudo iptables -t nat -A POSTROUTING -o eth0 -j MASQUERADE</text:p>
            </text:list-item>
            <text:list-item>
              <text:p text:style-name="P54">Всё, что выходит через eth0, будет преобразовано к IP-адресу этого интерфейса и подходящему свободному порту.</text:p>
            </text:list-item>
          </text:list>
        </text:list-item>
        <text:list-item>
          <text:p text:style-name="P54">SNAT</text:p>
          <text:list>
            <text:list-item>
              <text:p text:style-name="P54">sudo iptables -t nat -A POSTROUTING -s 10.0.0.0/16 -j SNAT --to-source 192.168.1.105</text:p>
            </text:list-item>
            <text:list-item>
              <text:p text:style-name="P54">Трафик из внутренней сети 10.0.0.0/16 получит указанный внешний IP-адрес.</text:p>
            </text:list-item>
          </text:list>
        </text:list-item>
        <text:list-item>
          <text:p text:style-name="P54">DNAT (port forwarding)</text:p>
          <text:list>
            <text:list-item>
              <text:p text:style-name="P54">sudo iptables -t nat -A PREROUTING -i eth0 -p tcp --dport 80 -j DNAT --to-destination 10.0.1.100:8080</text:p>
            </text:list-item>
            <text:list-item>
              <text:p text:style-name="P54">sudo iptables -A FORWARD -p tcp -d 10.0.1.100 --dport 8080 -j ACCEPT</text:p>
            </text:list-item>
            <text:list-item>
              <text:p text:style-name="P54">Внешний запрос на порт 80 будет отправлен на порт 8080 внутреннего хоста.</text:p>
            </text:list-item>
          </text:list>
        </text:list-item>
      </text:list>
      <text:p text:style-name="P82"><text:span text:style-name="T12"/></text:p>
      <text:p text:style-name="P82"><text:span text:style-name="T21">11) </text:span><text:span text:style-name="T12">Особенности transparent firewall</text:span></text:p>
      <text:list text:style-name="L109">
        <text:list-item>
          <text:p text:style-name="P55">Используется между двумя bridge-интерфейсами.</text:p>
        </text:list-item>
        <text:list-item>
          <text:p text:style-name="P55">Не изменяет заголовки IP-пакетов, не требует изменения маршрутов на конечных устройствах.</text:p>
        </text:list-item>
        <text:list-item>
          <text:p text:style-name="P55">Подходит для скрытого контроля и фильтрации, когда нельзя менять схему сети.</text:p>
        </text:list-item>
      </text:list>
      <text:p text:style-name="P82"><text:span text:style-name="T12"/></text:p>
      <text:p text:style-name="P82"><text:span text:style-name="T21">12)</text:span><text:span text:style-name="T12"> Советы по безопасности и эксплуатации</text:span></text:p>
      <text:list text:style-name="L110">
        <text:list-item>
          <text:p text:style-name="P56">Правила iptables должны быть максимально специфичными:</text:p>
          <text:list>
            <text:list-item>
              <text:p text:style-name="P56">указывай только нужные адреса и порты.</text:p>
            </text:list-item>
          </text:list>
        </text:list-item>
        <text:list-item>
          <text:p text:style-name="P81"><text:span text:style-name="T12">Проверяй порядок правил</text:span></text:p>
          <text:list>
            <text:list-item>
              <text:p text:style-name="P56">самые специфичные правила ставь выше.</text:p>
            </text:list-item>
          </text:list>
        </text:list-item>
        <text:list-item>
          <text:p text:style-name="P56">Всегда тестируй новые правила, чтобы не заблокировать себя (особенно при удалённом доступе).</text:p>
        </text:list-item>
        <text:list-item>
          <text:p text:style-name="P56">После отладки сохраняй рабочий конфиг и делай резервную копию.</text:p>
        </text:list-item>
      </text:list>
      <text:p text:style-name="P82"><text:span text:style-name="T12"/></text:p>
      <text:p text:style-name="P82"><text:span text:style-name="T21">13)</text:span><text:span text:style-name="T12"> Итоги</text:span></text:p>
      <text:list text:style-name="L111">
        <text:list-item>
          <text:p text:style-name="P57">Фаервол — это не только фильтрация, но и запись, анализ, защита, NAT и балансировка.</text:p>
        </text:list-item>
        <text:list-item>
          <text:p text:style-name="P57"><text:soft-page-break/>В Linux основной инструмент — iptables/netfilter, с поддержкой фильтрации и NAT на всех уровнях.</text:p>
        </text:list-item>
        <text:list-item>
          <text:p text:style-name="P57">Правильная настройка и документация firewall — залог безопасности и управляемости сети.</text:p>
        </text:list-item>
      </text:list>
      <text:p text:style-name="P82"><text:span text:style-name="T12"/></text:p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1T21:36:49.876508093</dc:date>
    <meta:editing-duration>PT1M26S</meta:editing-duration>
    <meta:editing-cycles>2</meta:editing-cycles>
    <meta:generator>LibreOffice/24.2.7.2$Linux_X86_64 LibreOffice_project/420$Build-2</meta:generator>
    <meta:document-statistic meta:table-count="12" meta:image-count="0" meta:object-count="0" meta:page-count="19" meta:paragraph-count="633" meta:word-count="3679" meta:character-count="25229" meta:non-whitespace-character-count="22277"/>
  </office:meta>
</office:document-meta>
</file>